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87000002D72F436AB794D057D0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Atkinson Hyperlegible" svg:font-family="'Atkinson Hyperlegible'"/>
    <style:font-face style:name="Calibri" svg:font-family="Calibri"/>
    <style:font-face style:name="Courier New" svg:font-family="'Courier New'"/>
    <style:font-face style:name="Tahoma" svg:font-family="Tahoma"/>
    <style:font-face style:name="Wingdings 3" svg:font-family="'Wingdings 3'"/>
    <style:font-face style:name="Calibri1" svg:font-family="Calibri" style:font-family-generic="swiss"/>
    <style:font-face style:name="FreeSans" svg:font-family="FreeSans" style:font-family-generic="swiss"/>
    <style:font-face style:name="MS Gothic" svg:font-family="'MS Gothic'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37.51mm" fo:margin-left="27.52mm" fo:margin-top="0mm" fo:margin-bottom="0mm" table:align="left" style:writing-mode="lr-tb"/>
    </style:style>
    <style:style style:name="Table1.A" style:family="table-column">
      <style:table-column-properties style:column-width="41.36mm"/>
    </style:style>
    <style:style style:name="Table1.B" style:family="table-column">
      <style:table-column-properties style:column-width="4.16mm"/>
    </style:style>
    <style:style style:name="Table1.C" style:family="table-column">
      <style:table-column-properties style:column-width="91.9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.97mm" fo:padding-bottom="0.97mm" fo:border-left="3pt solid #8dbcf7" fo:border-right="none" fo:border-top="none" fo:border-bottom="none" style:writing-mode="lr-tb"/>
    </style:style>
    <style:style style:name="Table1.B1" style:family="table-cell">
      <style:table-cell-properties style:vertical-align="middle" fo:padding-left="1.91mm" fo:padding-right="1.91mm" fo:padding-top="0.49mm" fo:padding-bottom="0mm" fo:border="none" style:writing-mode="lr-tb"/>
    </style:style>
    <style:style style:name="Table2" style:family="table">
      <style:table-properties style:width="170.04mm" fo:margin-left="-5.01mm" fo:margin-top="0mm" fo:margin-bottom="0mm" table:align="left" style:writing-mode="lr-tb"/>
    </style:style>
    <style:style style:name="Table2.A" style:family="table-column">
      <style:table-column-properties style:column-width="13.28mm"/>
    </style:style>
    <style:style style:name="Table2.B" style:family="table-column">
      <style:table-column-properties style:column-width="156.76mm"/>
    </style:style>
    <style:style style:name="Table2.1" style:family="table-row">
      <style:table-row-properties style:min-row-height="9.98mm" fo:keep-together="auto"/>
    </style:style>
    <style:style style:name="Table2.A1" style:family="table-cell">
      <style:table-cell-properties style:vertical-align="middle" fo:background-color="#2a6099" fo:padding-left="1.91mm" fo:padding-right="1.91mm" fo:padding-top="0.49mm" fo:padding-bottom="0mm" fo:border="none" style:writing-mode="lr-tb">
        <style:background-image/>
      </style:table-cell-properties>
    </style:style>
    <style:style style:name="Table2.2" style:family="table-row">
      <style:table-row-properties style:min-row-height="1.01mm" fo:keep-together="auto"/>
    </style:style>
    <style:style style:name="Table2.A2" style:family="table-cell">
      <style:table-cell-properties fo:padding-left="1.91mm" fo:padding-right="1.91mm" fo:padding-top="0.97mm" fo:padding-bottom="0.97mm" fo:border="none" style:writing-mode="lr-tb"/>
    </style:style>
    <style:style style:name="Table2.3" style:family="table-row">
      <style:table-row-properties style:min-row-height="10mm" fo:keep-together="auto"/>
    </style:style>
    <style:style style:name="Table2.A3" style:family="table-cell">
      <style:table-cell-properties style:vertical-align="middle" fo:padding-left="1.91mm" fo:padding-right="1.91mm" fo:padding-top="0.97mm" fo:padding-bottom="0.97mm" fo:border-left="none" fo:border-right="none" fo:border-top="none" fo:border-bottom="1pt solid #8dbcf7" style:writing-mode="lr-tb"/>
    </style:style>
    <style:style style:name="Table2.4" style:family="table-row">
      <style:table-row-properties style:min-row-height="24.99mm" fo:keep-together="auto"/>
    </style:style>
    <style:style style:name="Table2.A4" style:family="table-cell">
      <style:table-cell-properties fo:padding-left="1.91mm" fo:padding-right="1.91mm" fo:padding-top="0.97mm" fo:padding-bottom="0.97mm" fo:border="none" style:writing-mode="lr-tb"/>
    </style:style>
    <style:style style:name="Table2.5" style:family="table-row">
      <style:table-row-properties style:min-row-height="8.01mm" fo:keep-together="auto"/>
    </style:style>
    <style:style style:name="Table2.A5" style:family="table-cell">
      <style:table-cell-properties fo:padding-left="1.91mm" fo:padding-right="1.91mm" fo:padding-top="0.49mm" fo:padding-bottom="0mm" fo:border-left="0.5pt solid #e4e8f1" fo:border-right="0.5pt solid #e4e8f1" fo:border-top="0.5pt solid #e4e8f1" fo:border-bottom="none" style:writing-mode="lr-tb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1.91mm" fo:padding-right="1.91mm" fo:padding-top="0.49mm" fo:padding-bottom="0mm" fo:border-left="0.5pt solid #e4e8f1" fo:border-right="0.5pt solid #e4e8f1" fo:border-top="none" fo:border-bottom="none" style:writing-mode="lr-tb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middle" fo:padding-left="1.91mm" fo:padding-right="1.91mm" fo:padding-top="0.49mm" fo:padding-bottom="0mm" fo:border-left="0.5pt solid #e4e8f1" fo:border-right="none" fo:border-top="none" fo:border-bottom="none" style:writing-mode="lr-tb"/>
    </style:style>
    <style:style style:name="Table2.B7" style:family="table-cell">
      <style:table-cell-properties fo:padding-left="1.91mm" fo:padding-right="1.91mm" fo:padding-top="0.49mm" fo:padding-bottom="0mm" fo:border-left="none" fo:border-right="0.5pt solid #e4e8f1" fo:border-top="none" fo:border-bottom="none" style:writing-mode="lr-tb"/>
    </style:style>
    <style:style style:name="Table2.8" style:family="table-row">
      <style:table-row-properties fo:keep-together="auto"/>
    </style:style>
    <style:style style:name="Table2.A8" style:family="table-cell">
      <style:table-cell-properties style:vertical-align="middle" fo:padding-left="1.91mm" fo:padding-right="1.91mm" fo:padding-top="0.49mm" fo:padding-bottom="0mm" fo:border-left="0.5pt solid #e4e8f1" fo:border-right="none" fo:border-top="none" fo:border-bottom="none" style:writing-mode="lr-tb"/>
    </style:style>
    <style:style style:name="Table2.B8" style:family="table-cell">
      <style:table-cell-properties fo:padding-left="1.91mm" fo:padding-right="1.91mm" fo:padding-top="0.49mm" fo:padding-bottom="0mm" fo:border-left="none" fo:border-right="0.5pt solid #e4e8f1" fo:border-top="none" fo:border-bottom="none" style:writing-mode="lr-tb"/>
    </style:style>
    <style:style style:name="Table2.9" style:family="table-row">
      <style:table-row-properties style:min-row-height="3mm" fo:keep-together="auto"/>
    </style:style>
    <style:style style:name="Table2.A9" style:family="table-cell">
      <style:table-cell-properties style:vertical-align="middle" fo:padding-left="1.91mm" fo:padding-right="1.91mm" fo:padding-top="0.49mm" fo:padding-bottom="0mm" fo:border-left="0.5pt solid #e4e8f1" fo:border-right="0.5pt solid #e4e8f1" fo:border-top="none" fo:border-bottom="0.5pt solid #e4e8f1" style:writing-mode="lr-tb"/>
    </style:style>
    <style:style style:name="Table6" style:family="table">
      <style:table-properties style:width="175.05mm" fo:margin-left="-2.5mm" fo:margin-top="0mm" fo:margin-bottom="0mm" table:align="left" style:writing-mode="lr-tb"/>
    </style:style>
    <style:style style:name="Table6.A" style:family="table-column">
      <style:table-column-properties style:column-width="175.05m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2a6099" fo:padding-left="1.91mm" fo:padding-right="1.91mm" fo:padding-top="1.01mm" fo:padding-bottom="0mm" fo:border="none" style:writing-mode="lr-tb">
        <style:background-image/>
      </style:table-cell-properties>
    </style:style>
    <style:style style:name="Table6.2" style:family="table-row">
      <style:table-row-properties style:min-row-height="1.16mm" fo:keep-together="auto"/>
    </style:style>
    <style:style style:name="Table6.A2" style:family="table-cell">
      <style:table-cell-properties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6.3" style:family="table-row">
      <style:table-row-properties style:min-row-height="0.35mm" fo:keep-together="auto"/>
    </style:style>
    <style:style style:name="Table6.A3" style:family="table-cell">
      <style:table-cell-properties fo:padding-left="1.91mm" fo:padding-right="1.91mm" fo:padding-top="1.01mm" fo:padding-bottom="0.97mm" fo:border-left="0.5pt solid #e4e8f1" fo:border-right="0.5pt solid #e4e8f1" fo:border-top="none" fo:border-bottom="none" style:writing-mode="lr-tb"/>
    </style:style>
    <style:style style:name="Table6.4" style:family="table-row">
      <style:table-row-properties style:min-row-height="156.72mm" fo:keep-together="auto"/>
    </style:style>
    <style:style style:name="Table6.A4" style:family="table-cell">
      <style:table-cell-properties style:vertical-align="middle" fo:background-color="transparent" fo:padding-left="1.91mm" fo:padding-right="1.91mm" fo:padding-top="1.01mm" fo:padding-bottom="0mm" fo:border-left="0.5pt solid #e4e8f1" fo:border-right="0.5pt solid #e4e8f1" fo:border-top="none" fo:border-bottom="0.5pt solid #e4e8f1" style:writing-mode="lr-tb">
        <style:background-image/>
      </style:table-cell-properties>
    </style:style>
    <style:style style:name="Table6.5" style:family="table-row">
      <style:table-row-properties style:min-row-height="17.13mm" fo:keep-together="auto"/>
    </style:style>
    <style:style style:name="Table6.A5" style:family="table-cell">
      <style:table-cell-properties style:vertical-align="bottom" fo:padding-left="1.91mm" fo:padding-right="1.91mm" fo:padding-top="1.01mm" fo:padding-bottom="0mm" fo:border-left="none" fo:border-right="none" fo:border-top="0.5pt solid #e4e8f1" fo:border-bottom="none" style:writing-mode="lr-tb"/>
    </style:style>
    <style:style style:name="Table6.6" style:family="table-row">
      <style:table-row-properties style:min-row-height="11.01mm" fo:keep-together="auto"/>
    </style:style>
    <style:style style:name="Table6.A6" style:family="table-cell">
      <style:table-cell-properties style:vertical-align="middle" fo:padding-left="1.91mm" fo:padding-right="1.91mm" fo:padding-top="1.01mm" fo:padding-bottom="0mm" fo:border-left="none" fo:border-right="none" fo:border-top="0.5pt solid #e4e8f1" fo:border-bottom="none" style:writing-mode="lr-tb"/>
    </style:style>
    <style:style style:name="Table7" style:family="table">
      <style:table-properties style:width="172.53mm" fo:margin-left="-2.5mm" fo:margin-top="0mm" fo:margin-bottom="0mm" table:align="left" style:writing-mode="lr-tb"/>
    </style:style>
    <style:style style:name="Table7.A" style:family="table-column">
      <style:table-column-properties style:column-width="4.99mm"/>
    </style:style>
    <style:style style:name="Table7.B" style:family="table-column">
      <style:table-column-properties style:column-width="149.05mm"/>
    </style:style>
    <style:style style:name="Table7.C" style:family="table-column">
      <style:table-column-properties style:column-width="8.48mm"/>
    </style:style>
    <style:style style:name="Table7.D" style:family="table-column">
      <style:table-column-properties style:column-width="10m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7.A2" style:family="table-cell">
      <style:table-cell-properties fo:padding-left="1.91mm" fo:padding-right="1.91mm" fo:padding-top="1.01mm" fo:padding-bottom="0.97mm" fo:border="none" style:writing-mode="lr-tb"/>
    </style:style>
    <style:style style:name="Table7.D2" style:family="table-cell">
      <style:table-cell-properties fo:padding-left="1.91mm" fo:padding-right="1.91mm" fo:padding-top="1.01mm" fo:padding-bottom="0mm" fo:border="none" style:writing-mode="lr-tb"/>
    </style:style>
    <style:style style:name="Table7.3" style:family="table-row">
      <style:table-row-properties style:min-row-height="7mm" fo:keep-together="auto"/>
    </style:style>
    <style:style style:name="Table7.A3" style:family="table-cell">
      <style:table-cell-properties fo:background-color="#e4e8f1" fo:padding-left="1.91mm" fo:padding-right="1.91mm" fo:padding-top="1.01mm" fo:padding-bottom="0.97mm" fo:border-left="1pt solid #8dbcf7" fo:border-right="none" fo:border-top="none" fo:border-bottom="none" style:writing-mode="lr-tb">
        <style:background-image/>
      </style:table-cell-properties>
    </style:style>
    <style:style style:name="Table7.C3" style:family="table-cell">
      <style:table-cell-properties style:vertical-align="middle" fo:background-color="#e4e8f1" fo:padding-left="1.91mm" fo:padding-right="1.91mm" fo:padding-top="1.01mm" fo:padding-bottom="0mm" fo:border-left="none" fo:border-right="1pt solid #bfbfbf" fo:border-top="none" fo:border-bottom="none" style:writing-mode="lr-tb">
        <style:background-image/>
      </style:table-cell-properties>
    </style:style>
    <style:style style:name="Table7.D3" style:family="table-cell">
      <style:table-cell-properties style:vertical-align="middle" fo:background-color="#e4e8f1" fo:padding-left="1.91mm" fo:padding-right="1.91mm" fo:padding-top="1.01mm" fo:padding-bottom="0mm" fo:border-left="1pt solid #e4e8f1" fo:border-right="1pt solid #e4e8f1" fo:border-top="1pt solid #e4e8f1" fo:border-bottom="none" style:writing-mode="lr-tb">
        <style:background-image/>
      </style:table-cell-properties>
    </style:style>
    <style:style style:name="Table7.A4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4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4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5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5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5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6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6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6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7" style:family="table-row">
      <style:table-row-properties style:min-row-height="3mm" fo:keep-together="auto"/>
    </style:style>
    <style:style style:name="Table7.A7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C7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7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8" style:family="table-cell">
      <style:table-cell-properties fo:background-color="#e4e8f1" fo:padding-left="1.91mm" fo:padding-right="1.91mm" fo:padding-top="1.01mm" fo:padding-bottom="0mm" fo:border-left="2.25pt solid #8dbcf7" fo:border-right="none" fo:border-top="none" fo:border-bottom="none" style:writing-mode="lr-tb">
        <style:background-image/>
      </style:table-cell-properties>
    </style:style>
    <style:style style:name="Table7.D8" style:family="table-cell">
      <style:table-cell-properties style:vertical-align="middle" fo:background-color="#e4e8f1" fo:padding-left="1.91mm" fo:padding-right="1.91mm" fo:padding-top="1.01mm" fo:padding-bottom="0mm" fo:border="1pt solid #e4e8f1" style:writing-mode="lr-tb">
        <style:background-image/>
      </style:table-cell-properties>
    </style:style>
    <style:style style:name="Table7.A9" style:family="table-cell">
      <style:table-cell-properties style:vertical-align="middle" fo:padding-left="1.91mm" fo:padding-right="1.91mm" fo:padding-top="1.01mm" fo:padding-bottom="0.97mm" fo:border="none" style:writing-mode="lr-tb"/>
    </style:style>
    <style:style style:name="Table7.C9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9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0" style:family="table-cell">
      <style:table-cell-properties style:vertical-align="middle" fo:padding-left="1.91mm" fo:padding-right="1.91mm" fo:padding-top="1.01mm" fo:padding-bottom="0.97mm" fo:border="none" style:writing-mode="lr-tb"/>
    </style:style>
    <style:style style:name="Table7.C10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0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1" style:family="table-cell">
      <style:table-cell-properties style:vertical-align="middle" fo:padding-left="1.91mm" fo:padding-right="1.91mm" fo:padding-top="1.01mm" fo:padding-bottom="0.97mm" fo:border="none" style:writing-mode="lr-tb"/>
    </style:style>
    <style:style style:name="Table7.C11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1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C12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12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13" style:family="table-cell">
      <style:table-cell-properties fo:background-color="#e4e8f1" fo:padding-left="1.91mm" fo:padding-right="1.91mm" fo:padding-top="1.01mm" fo:padding-bottom="0mm" fo:border-left="2.25pt solid #8dbcf7" fo:border-right="none" fo:border-top="none" fo:border-bottom="none" style:writing-mode="lr-tb">
        <style:background-image/>
      </style:table-cell-properties>
    </style:style>
    <style:style style:name="Table7.A14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4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4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4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5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5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5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5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16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6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6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6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C17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17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18" style:family="table-cell">
      <style:table-cell-properties fo:background-color="#e4e8f1" fo:padding-left="1.91mm" fo:padding-right="1.91mm" fo:padding-top="1.01mm" fo:padding-bottom="0mm" fo:border-left="2.25pt solid #8dbcf7" fo:border-right="none" fo:border-top="none" fo:border-bottom="none" style:writing-mode="lr-tb">
        <style:background-image/>
      </style:table-cell-properties>
    </style:style>
    <style:style style:name="Table7.C18" style:family="table-cell">
      <style:table-cell-properties style:vertical-align="middle" fo:background-color="#e4e8f1" fo:padding-left="1.91mm" fo:padding-right="1.91mm" fo:padding-top="1.01mm" fo:padding-bottom="0mm" fo:border-left="none" fo:border-right="1pt solid #8dbcf7" fo:border-top="none" fo:border-bottom="none" style:writing-mode="lr-tb">
        <style:background-image/>
      </style:table-cell-properties>
    </style:style>
    <style:style style:name="Table7.A19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19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19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19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0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20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20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0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1" style:family="table-cell">
      <style:table-cell-properties fo:padding-left="1.91mm" fo:padding-right="1.91mm" fo:padding-top="1.01mm" fo:padding-bottom="0mm" fo:border-left="none" fo:border-right="1pt solid #f2f2f2" fo:border-top="none" fo:border-bottom="none" style:writing-mode="lr-tb"/>
    </style:style>
    <style:style style:name="Table7.B21" style:family="table-cell">
      <style:table-cell-properties fo:padding-left="1.91mm" fo:padding-right="1.91mm" fo:padding-top="1.01mm" fo:padding-bottom="0mm" fo:border-left="1pt solid #f2f2f2" fo:border-right="none" fo:border-top="none" fo:border-bottom="none" style:writing-mode="lr-tb"/>
    </style:style>
    <style:style style:name="Table7.C21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1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C22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7.D22" style:family="table-cell">
      <style:table-cell-properties style:vertical-align="middle" fo:padding-left="1.91mm" fo:padding-right="1.91mm" fo:padding-top="1.01mm" fo:padding-bottom="0mm" fo:border-left="none" fo:border-right="none" fo:border-top="1pt solid #e4e8f1" fo:border-bottom="1pt solid #e4e8f1" style:writing-mode="lr-tb"/>
    </style:style>
    <style:style style:name="Table7.A23" style:family="table-cell">
      <style:table-cell-properties style:vertical-align="middle"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3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3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4" style:family="table-cell">
      <style:table-cell-properties style:vertical-align="middle"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4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4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5" style:family="table-cell">
      <style:table-cell-properties style:vertical-align="middle"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5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5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7.A26" style:family="table-cell">
      <style:table-cell-properties fo:padding-left="1.91mm" fo:padding-right="1.91mm" fo:padding-top="1.01mm" fo:padding-bottom="0mm" fo:border-left="2.25pt solid #8dbcf7" fo:border-right="none" fo:border-top="none" fo:border-bottom="none" style:writing-mode="lr-tb"/>
    </style:style>
    <style:style style:name="Table7.C26" style:family="table-cell">
      <style:table-cell-properties style:vertical-align="middle"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7.D26" style:family="table-cell">
      <style:table-cell-properties style:vertical-align="middle" fo:padding-left="1.91mm" fo:padding-right="1.91mm" fo:padding-top="1.01mm" fo:padding-bottom="0mm" fo:border="1pt solid #e4e8f1" style:writing-mode="lr-tb"/>
    </style:style>
    <style:style style:name="Table8" style:family="table">
      <style:table-properties style:width="182.54mm" fo:margin-left="-7.51mm" fo:margin-top="0mm" fo:margin-bottom="0mm" fo:break-before="page" table:align="left" style:writing-mode="lr-tb"/>
    </style:style>
    <style:style style:name="Table8.A" style:family="table-column">
      <style:table-column-properties style:column-width="43.46mm"/>
    </style:style>
    <style:style style:name="Table8.B" style:family="table-column">
      <style:table-column-properties style:column-width="10.97mm"/>
    </style:style>
    <style:style style:name="Table8.C" style:family="table-column">
      <style:table-column-properties style:column-width="8.24mm"/>
    </style:style>
    <style:style style:name="Table8.D" style:family="table-column">
      <style:table-column-properties style:column-width="22.65mm"/>
    </style:style>
    <style:style style:name="Table8.E" style:family="table-column">
      <style:table-column-properties style:column-width="87.21mm"/>
    </style:style>
    <style:style style:name="Table8.F" style:family="table-column">
      <style:table-column-properties style:column-width="10.02mm"/>
    </style:style>
    <style:style style:name="Table8.1" style:family="table-row">
      <style:table-row-properties style:min-row-height="7mm" fo:keep-together="auto"/>
    </style:style>
    <style:style style:name="Table8.A1" style:family="table-cell">
      <style:table-cell-properties style:vertical-align="middle" fo:padding-left="1.91mm" fo:padding-right="1.91mm" fo:padding-top="1.01mm" fo:padding-bottom="0mm" fo:border="none" style:writing-mode="lr-tb"/>
    </style:style>
    <style:style style:name="Table8.2" style:family="table-row">
      <style:table-row-properties style:min-row-height="1.04mm" fo:keep-together="auto"/>
    </style:style>
    <style:style style:name="Table8.A2" style:family="table-cell">
      <style:table-cell-properties style:vertical-align="middle" fo:padding-left="1.91mm" fo:padding-right="1.91mm" fo:padding-top="1.01mm" fo:padding-bottom="0.97mm" fo:border-left="none" fo:border-right="none" fo:border-top="none" fo:border-bottom="1pt solid #8dbcf7" style:writing-mode="lr-tb"/>
    </style:style>
    <style:style style:name="Table8.3" style:family="table-row">
      <style:table-row-properties style:min-row-height="6.44mm" fo:keep-together="auto"/>
    </style:style>
    <style:style style:name="Table8.A3" style:family="table-cell">
      <style:table-cell-properties fo:padding-left="1.91mm" fo:padding-right="1.91mm" fo:padding-top="1.01mm" fo:padding-bottom="0.97mm" fo:border="none" style:writing-mode="lr-tb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1.91mm" fo:padding-right="1.91mm" fo:padding-top="1.01mm" fo:padding-bottom="0mm" fo:border="none" style:writing-mode="lr-tb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8.6" style:family="table-row">
      <style:table-row-properties style:min-row-height="0.26mm" fo:keep-together="auto"/>
    </style:style>
    <style:style style:name="Table8.A6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8.7" style:family="table-row">
      <style:table-row-properties style:min-row-height="2.5mm" fo:keep-together="auto"/>
    </style:style>
    <style:style style:name="Table8.A7" style:family="table-cell">
      <style:table-cell-properties fo:padding="0.97mm" fo:border-left="1pt solid #e4e8f1" fo:border-right="1pt solid #e4e8f1" fo:border-top="none" fo:border-bottom="none" style:writing-mode="lr-tb"/>
    </style:style>
    <style:style style:name="Table8.A8" style:family="table-cell">
      <style:table-cell-properties fo:padding="0.97mm" fo:border-left="1pt solid #e4e8f1" fo:border-right="1pt solid #e4e8f1" fo:border-top="none" fo:border-bottom="1pt solid #e4e8f1" style:writing-mode="lr-tb"/>
    </style:style>
    <style:style style:name="Table8.9" style:family="table-row">
      <style:table-row-properties style:min-row-height="0.64mm" fo:keep-together="auto"/>
    </style:style>
    <style:style style:name="Table8.A9" style:family="table-cell">
      <style:table-cell-properties fo:padding-left="1.91mm" fo:padding-right="1.91mm" fo:padding-top="1.01mm" fo:padding-bottom="0mm" fo:border="none" style:writing-mode="lr-tb"/>
    </style:style>
    <style:style style:name="Table8.F9" style:family="table-cell">
      <style:table-cell-properties fo:padding-left="1.91mm" fo:padding-right="1.91mm" fo:padding-top="1.01mm" fo:padding-bottom="0mm" fo:border="none" style:writing-mode="lr-tb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1.91mm" fo:padding-right="1.91mm" fo:padding-top="1.01mm" fo:padding-bottom="0mm" fo:border="none" style:writing-mode="lr-tb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8.A12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8.A13" style:family="table-cell">
      <style:table-cell-properties fo:padding-left="1.91mm" fo:padding-right="1.91mm" fo:padding-top="1.01mm" fo:padding-bottom="0mm" fo:border-left="1pt solid #e4e8f1" fo:border-right="1pt solid #e4e8f1" fo:border-top="none" fo:border-bottom="none" style:writing-mode="lr-tb"/>
    </style:style>
    <style:style style:name="Table8.A14" style:family="table-cell">
      <style:table-cell-properties fo:padding-left="1.91mm" fo:padding-right="1.91mm" fo:padding-top="1.01mm" fo:padding-bottom="0mm" fo:border-left="1pt solid #e4e8f1" fo:border-right="1pt solid #e4e8f1" fo:border-top="none" fo:border-bottom="1pt solid #e4e8f1" style:writing-mode="lr-tb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1.91mm" fo:padding-right="1.91mm" fo:padding-top="1.01mm" fo:padding-bottom="0mm" fo:border="none" style:writing-mode="lr-tb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1.91mm" fo:padding-right="1.91mm" fo:padding-top="1.01mm" fo:padding-bottom="0mm" fo:border="none" style:writing-mode="lr-tb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1.91mm" fo:padding-right="1.91mm" fo:padding-top="1.01mm" fo:padding-bottom="0.97mm" fo:border-left="1pt solid #8dbcf7" fo:border-right="none" fo:border-top="none" fo:border-bottom="1pt solid #8dbcf7" style:writing-mode="lr-tb"/>
    </style:style>
    <style:style style:name="Table8.A18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8.A19" style:family="table-cell">
      <style:table-cell-properties fo:padding-left="1.91mm" fo:padding-right="1.91mm" fo:padding-top="1.01mm" fo:padding-bottom="0.97mm" fo:border-left="1pt solid #e4e8f1" fo:border-right="1pt solid #e4e8f1" fo:border-top="none" fo:border-bottom="none" style:writing-mode="lr-tb"/>
    </style:style>
    <style:style style:name="Table8.A20" style:family="table-cell">
      <style:table-cell-properties fo:padding-left="1.91mm" fo:padding-right="1.91mm" fo:padding-top="1.01mm" fo:padding-bottom="0.97mm" fo:border-left="1pt solid #e4e8f1" fo:border-right="1pt solid #e4e8f1" fo:border-top="none" fo:border-bottom="1pt solid #e4e8f1" style:writing-mode="lr-tb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1.91mm" fo:padding-right="1.91mm" fo:padding-top="1.01mm" fo:padding-bottom="0mm" fo:border="none" style:writing-mode="lr-tb"/>
    </style:style>
    <style:style style:name="Table8.F21" style:family="table-cell">
      <style:table-cell-properties fo:padding-left="1.91mm" fo:padding-right="1.91mm" fo:padding-top="1.01mm" fo:padding-bottom="0mm" fo:border="none" style:writing-mode="lr-tb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1.91mm" fo:padding-right="1.91mm" fo:padding-top="1.01mm" fo:padding-bottom="0mm" fo:border="none" style:writing-mode="lr-tb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8.A24" style:family="table-cell">
      <style:table-cell-properties fo:padding-left="1.91mm" fo:padding-right="1.91mm" fo:padding-top="1.01mm" fo:padding-bottom="0mm" fo:border-left="1pt solid #bfbfbf" fo:border-right="none" fo:border-top="1pt solid #d60093" fo:border-bottom="none" style:writing-mode="lr-tb"/>
    </style:style>
    <style:style style:name="Table8.E24" style:family="table-cell">
      <style:table-cell-properties fo:padding-left="1.91mm" fo:padding-right="1.91mm" fo:padding-top="1.01mm" fo:padding-bottom="0mm" fo:border-left="none" fo:border-right="1pt solid #bfbfbf" fo:border-top="1pt solid #d60093" fo:border-bottom="none" style:writing-mode="lr-tb"/>
    </style:style>
    <style:style style:name="Table8.25" style:family="table-row">
      <style:table-row-properties style:min-row-height="6.69mm" fo:keep-together="auto"/>
    </style:style>
    <style:style style:name="Table8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8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8.26" style:family="table-row">
      <style:table-row-properties style:min-row-height="8.96mm" fo:keep-together="auto"/>
    </style:style>
    <style:style style:name="Table8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8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8.27" style:family="table-row">
      <style:table-row-properties style:min-row-height="7.66mm" fo:keep-together="auto"/>
    </style:style>
    <style:style style:name="Table8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1.91mm" fo:padding-right="1.91mm" fo:padding-top="1.01mm" fo:padding-bottom="0mm" fo:border="none" style:writing-mode="lr-tb"/>
    </style:style>
    <style:style style:name="Table8.F28" style:family="table-cell">
      <style:table-cell-properties fo:padding-left="1.91mm" fo:padding-right="1.91mm" fo:padding-top="1.01mm" fo:padding-bottom="0mm" fo:border="none" style:writing-mode="lr-tb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1.91mm" fo:padding-right="1.91mm" fo:padding-top="1.01mm" fo:padding-bottom="0mm" fo:border="none" style:writing-mode="lr-tb"/>
    </style:style>
    <style:style style:name="Table8.F29" style:family="table-cell">
      <style:table-cell-properties fo:padding-left="1.91mm" fo:padding-right="1.91mm" fo:padding-top="1.01mm" fo:padding-bottom="0mm" fo:border="none" style:writing-mode="lr-tb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8.F30" style:family="table-cell">
      <style:table-cell-properties fo:padding-left="1.91mm" fo:padding-right="1.91mm" fo:padding-top="1.01mm" fo:padding-bottom="0mm" fo:border="none" style:writing-mode="lr-tb"/>
    </style:style>
    <style:style style:name="Table8.A31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8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8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9" style:family="table">
      <style:table-properties style:width="182.54mm" fo:margin-left="-7.51mm" fo:margin-top="0mm" fo:margin-bottom="0mm" table:align="left" style:writing-mode="lr-tb"/>
    </style:style>
    <style:style style:name="Table9.A" style:family="table-column">
      <style:table-column-properties style:column-width="42.53mm"/>
    </style:style>
    <style:style style:name="Table9.B" style:family="table-column">
      <style:table-column-properties style:column-width="10mm"/>
    </style:style>
    <style:style style:name="Table9.C" style:family="table-column">
      <style:table-column-properties style:column-width="10.14mm"/>
    </style:style>
    <style:style style:name="Table9.D" style:family="table-column">
      <style:table-column-properties style:column-width="22.65mm"/>
    </style:style>
    <style:style style:name="Table9.E" style:family="table-column">
      <style:table-column-properties style:column-width="87.21mm"/>
    </style:style>
    <style:style style:name="Table9.F" style:family="table-column">
      <style:table-column-properties style:column-width="10.02mm"/>
    </style:style>
    <style:style style:name="Table9.1" style:family="table-row">
      <style:table-row-properties style:min-row-height="7mm" fo:keep-together="auto"/>
    </style:style>
    <style:style style:name="Table9.A1" style:family="table-cell">
      <style:table-cell-properties style:vertical-align="bottom" fo:padding-left="1.91mm" fo:padding-right="1.91mm" fo:padding-top="1.01mm" fo:padding-bottom="0mm" fo:border="none" style:writing-mode="lr-tb"/>
    </style:style>
    <style:style style:name="Table9.2" style:family="table-row">
      <style:table-row-properties style:min-row-height="6.44mm" fo:keep-together="auto"/>
    </style:style>
    <style:style style:name="Table9.A2" style:family="table-cell">
      <style:table-cell-properties style:border-line-width-bottom="0.53mm 0.53mm 1.06mm" fo:padding-left="1.91mm" fo:padding-right="1.91mm" fo:padding-top="1.01mm" fo:padding-bottom="0mm" fo:border-left="none" fo:border-right="none" fo:border-top="none" fo:border-bottom="6pt double #d60093" style:writing-mode="lr-tb"/>
    </style:style>
    <style:style style:name="Table9.C2" style:family="table-cell">
      <style:table-cell-properties style:border-line-width-bottom="0.53mm 0.53mm 1.06mm" fo:padding-left="1.91mm" fo:padding-right="1.91mm" fo:padding-top="1.01mm" fo:padding-bottom="0mm" fo:border-left="none" fo:border-right="none" fo:border-top="none" fo:border-bottom="6pt double #d60093" style:writing-mode="lr-tb"/>
    </style:style>
    <style:style style:name="Table9.A3" style:family="table-cell">
      <style:table-cell-properties style:border-line-width-top="0.53mm 0.53mm 1.06mm" fo:padding-left="1.91mm" fo:padding-right="1.91mm" fo:padding-top="1.01mm" fo:padding-bottom="0mm" fo:border-left="none" fo:border-right="none" fo:border-top="6pt double #d60093" fo:border-bottom="none" style:writing-mode="lr-tb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1.91mm" fo:padding-right="1.91mm" fo:padding-top="1.01mm" fo:padding-bottom="0mm" fo:border="none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9.6" style:family="table-row">
      <style:table-row-properties style:min-row-height="0.26mm" fo:keep-together="auto"/>
    </style:style>
    <style:style style:name="Table9.A6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9.7" style:family="table-row">
      <style:table-row-properties style:min-row-height="2.5mm" fo:keep-together="auto"/>
    </style:style>
    <style:style style:name="Table9.A7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9.A8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1.91mm" fo:padding-right="1.91mm" fo:padding-top="1.01mm" fo:padding-bottom="0mm" fo:border="none" style:writing-mode="lr-tb"/>
    </style:style>
    <style:style style:name="Table9.F9" style:family="table-cell">
      <style:table-cell-properties fo:padding-left="1.91mm" fo:padding-right="1.91mm" fo:padding-top="1.01mm" fo:padding-bottom="0mm" fo:border="none" style:writing-mode="lr-tb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1.91mm" fo:padding-right="1.91mm" fo:padding-top="1.01mm" fo:padding-bottom="0mm" fo:border="none" style:writing-mode="lr-tb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9.A12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9.A13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9.A14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1.91mm" fo:padding-right="1.91mm" fo:padding-top="1.01mm" fo:padding-bottom="0mm" fo:border="none" style:writing-mode="lr-tb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1.91mm" fo:padding-right="1.91mm" fo:padding-top="1.01mm" fo:padding-bottom="0mm" fo:border="none" style:writing-mode="lr-tb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9.A18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9.A19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9.A20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1.91mm" fo:padding-right="1.91mm" fo:padding-top="1.01mm" fo:padding-bottom="0mm" fo:border="none" style:writing-mode="lr-tb"/>
    </style:style>
    <style:style style:name="Table9.F21" style:family="table-cell">
      <style:table-cell-properties fo:padding-left="1.91mm" fo:padding-right="1.91mm" fo:padding-top="1.01mm" fo:padding-bottom="0mm" fo:border="none" style:writing-mode="lr-tb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1.91mm" fo:padding-right="1.91mm" fo:padding-top="1.01mm" fo:padding-bottom="0mm" fo:border="none" style:writing-mode="lr-tb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9.A24" style:family="table-cell">
      <style:table-cell-properties fo:padding-left="1.91mm" fo:padding-right="1.91mm" fo:padding-top="1.01mm" fo:padding-bottom="0mm" fo:border-left="1pt solid #bfbfbf" fo:border-right="none" fo:border-top="1pt solid #d60093" fo:border-bottom="none" style:writing-mode="lr-tb"/>
    </style:style>
    <style:style style:name="Table9.E24" style:family="table-cell">
      <style:table-cell-properties fo:padding-left="1.91mm" fo:padding-right="1.91mm" fo:padding-top="1.01mm" fo:padding-bottom="0mm" fo:border-left="none" fo:border-right="1pt solid #bfbfbf" fo:border-top="1pt solid #d60093" fo:border-bottom="none" style:writing-mode="lr-tb"/>
    </style:style>
    <style:style style:name="Table9.25" style:family="table-row">
      <style:table-row-properties style:min-row-height="6.69mm" fo:keep-together="auto"/>
    </style:style>
    <style:style style:name="Table9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9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9.26" style:family="table-row">
      <style:table-row-properties style:min-row-height="8.96mm" fo:keep-together="auto"/>
    </style:style>
    <style:style style:name="Table9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9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9.27" style:family="table-row">
      <style:table-row-properties style:min-row-height="7.66mm" fo:keep-together="auto"/>
    </style:style>
    <style:style style:name="Table9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1.91mm" fo:padding-right="1.91mm" fo:padding-top="1.01mm" fo:padding-bottom="0mm" fo:border="none" style:writing-mode="lr-tb"/>
    </style:style>
    <style:style style:name="Table9.F28" style:family="table-cell">
      <style:table-cell-properties fo:padding-left="1.91mm" fo:padding-right="1.91mm" fo:padding-top="1.01mm" fo:padding-bottom="0mm" fo:border="none" style:writing-mode="lr-tb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1.91mm" fo:padding-right="1.91mm" fo:padding-top="1.01mm" fo:padding-bottom="0mm" fo:border="none" style:writing-mode="lr-tb"/>
    </style:style>
    <style:style style:name="Table9.F29" style:family="table-cell">
      <style:table-cell-properties fo:padding-left="1.91mm" fo:padding-right="1.91mm" fo:padding-top="1.01mm" fo:padding-bottom="0mm" fo:border="none" style:writing-mode="lr-tb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9.F30" style:family="table-cell">
      <style:table-cell-properties fo:padding-left="1.91mm" fo:padding-right="1.91mm" fo:padding-top="1.01mm" fo:padding-bottom="0mm" fo:border="none" style:writing-mode="lr-tb"/>
    </style:style>
    <style:style style:name="Table9.A31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9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9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0" style:family="table">
      <style:table-properties style:width="182.54mm" fo:margin-left="-7.51mm" fo:margin-top="0mm" fo:margin-bottom="0mm" table:align="left" style:writing-mode="lr-tb"/>
    </style:style>
    <style:style style:name="Table10.A" style:family="table-column">
      <style:table-column-properties style:column-width="42.53mm"/>
    </style:style>
    <style:style style:name="Table10.B" style:family="table-column">
      <style:table-column-properties style:column-width="10mm"/>
    </style:style>
    <style:style style:name="Table10.C" style:family="table-column">
      <style:table-column-properties style:column-width="10.14mm"/>
    </style:style>
    <style:style style:name="Table10.D" style:family="table-column">
      <style:table-column-properties style:column-width="22.65mm"/>
    </style:style>
    <style:style style:name="Table10.E" style:family="table-column">
      <style:table-column-properties style:column-width="87.21mm"/>
    </style:style>
    <style:style style:name="Table10.F" style:family="table-column">
      <style:table-column-properties style:column-width="10.02mm"/>
    </style:style>
    <style:style style:name="Table10.1" style:family="table-row">
      <style:table-row-properties style:min-row-height="7mm" fo:keep-together="auto"/>
    </style:style>
    <style:style style:name="Table10.A1" style:family="table-cell">
      <style:table-cell-properties style:vertical-align="bottom" fo:padding-left="1.91mm" fo:padding-right="1.91mm" fo:padding-top="1.01mm" fo:padding-bottom="0mm" fo:border="none" style:writing-mode="lr-tb"/>
    </style:style>
    <style:style style:name="Table10.2" style:family="table-row">
      <style:table-row-properties style:min-row-height="6.44mm" fo:keep-together="auto"/>
    </style:style>
    <style:style style:name="Table10.A2" style:family="table-cell">
      <style:table-cell-properties style:border-line-width-bottom="0.53mm 0.53mm 1.06mm" fo:padding-left="1.91mm" fo:padding-right="1.91mm" fo:padding-top="1.01mm" fo:padding-bottom="0mm" fo:border-left="none" fo:border-right="none" fo:border-top="none" fo:border-bottom="6pt double #d60093" style:writing-mode="lr-tb"/>
    </style:style>
    <style:style style:name="Table10.C2" style:family="table-cell">
      <style:table-cell-properties style:border-line-width-bottom="0.53mm 0.53mm 1.06mm" fo:padding-left="1.91mm" fo:padding-right="1.91mm" fo:padding-top="1.01mm" fo:padding-bottom="0mm" fo:border-left="none" fo:border-right="none" fo:border-top="none" fo:border-bottom="6pt double #d60093" style:writing-mode="lr-tb"/>
    </style:style>
    <style:style style:name="Table10.A3" style:family="table-cell">
      <style:table-cell-properties style:border-line-width-top="0.53mm 0.53mm 1.06mm" fo:padding-left="1.91mm" fo:padding-right="1.91mm" fo:padding-top="1.01mm" fo:padding-bottom="0mm" fo:border-left="none" fo:border-right="none" fo:border-top="6pt double #d60093" fo:border-bottom="none" style:writing-mode="lr-tb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1.91mm" fo:padding-right="1.91mm" fo:padding-top="1.01mm" fo:padding-bottom="0mm" fo:border="none" style:writing-mode="lr-tb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10.6" style:family="table-row">
      <style:table-row-properties style:min-row-height="0.26mm" fo:keep-together="auto"/>
    </style:style>
    <style:style style:name="Table10.A6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10.7" style:family="table-row">
      <style:table-row-properties style:min-row-height="2.5mm" fo:keep-together="auto"/>
    </style:style>
    <style:style style:name="Table10.A7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0.A8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1.91mm" fo:padding-right="1.91mm" fo:padding-top="1.01mm" fo:padding-bottom="0mm" fo:border="none" style:writing-mode="lr-tb"/>
    </style:style>
    <style:style style:name="Table10.F9" style:family="table-cell">
      <style:table-cell-properties fo:padding-left="1.91mm" fo:padding-right="1.91mm" fo:padding-top="1.01mm" fo:padding-bottom="0mm" fo:border="none" style:writing-mode="lr-tb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1.91mm" fo:padding-right="1.91mm" fo:padding-top="1.01mm" fo:padding-bottom="0mm" fo:border="none" style:writing-mode="lr-tb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10.A12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10.A13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0.A14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1.91mm" fo:padding-right="1.91mm" fo:padding-top="1.01mm" fo:padding-bottom="0mm" fo:border="none" style:writing-mode="lr-tb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1.91mm" fo:padding-right="1.91mm" fo:padding-top="1.01mm" fo:padding-bottom="0mm" fo:border="none" style:writing-mode="lr-tb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10.A18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10.A19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0.A20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1.91mm" fo:padding-right="1.91mm" fo:padding-top="1.01mm" fo:padding-bottom="0mm" fo:border="none" style:writing-mode="lr-tb"/>
    </style:style>
    <style:style style:name="Table10.F21" style:family="table-cell">
      <style:table-cell-properties fo:padding-left="1.91mm" fo:padding-right="1.91mm" fo:padding-top="1.01mm" fo:padding-bottom="0mm" fo:border="none" style:writing-mode="lr-tb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1.91mm" fo:padding-right="1.91mm" fo:padding-top="1.01mm" fo:padding-bottom="0mm" fo:border="none" style:writing-mode="lr-tb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10.A24" style:family="table-cell">
      <style:table-cell-properties fo:padding-left="1.91mm" fo:padding-right="1.91mm" fo:padding-top="1.01mm" fo:padding-bottom="0mm" fo:border-left="1pt solid #bfbfbf" fo:border-right="none" fo:border-top="1pt solid #d60093" fo:border-bottom="none" style:writing-mode="lr-tb"/>
    </style:style>
    <style:style style:name="Table10.E24" style:family="table-cell">
      <style:table-cell-properties fo:padding-left="1.91mm" fo:padding-right="1.91mm" fo:padding-top="1.01mm" fo:padding-bottom="0mm" fo:border-left="none" fo:border-right="1pt solid #bfbfbf" fo:border-top="1pt solid #d60093" fo:border-bottom="none" style:writing-mode="lr-tb"/>
    </style:style>
    <style:style style:name="Table10.25" style:family="table-row">
      <style:table-row-properties style:min-row-height="6.69mm" fo:keep-together="auto"/>
    </style:style>
    <style:style style:name="Table10.A25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0.E25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0.26" style:family="table-row">
      <style:table-row-properties style:min-row-height="8.96mm" fo:keep-together="auto"/>
    </style:style>
    <style:style style:name="Table10.A26" style:family="table-cell">
      <style:table-cell-properties fo:padding-left="1.91mm" fo:padding-right="1.91mm" fo:padding-top="1.01mm" fo:padding-bottom="0mm" fo:border-left="1pt solid #bfbfbf" fo:border-right="none" fo:border-top="none" fo:border-bottom="none" style:writing-mode="lr-tb"/>
    </style:style>
    <style:style style:name="Table10.D26" style:family="table-cell">
      <style:table-cell-properties fo:padding-left="1.91mm" fo:padding-right="1.91mm" fo:padding-top="1.01mm" fo:padding-bottom="0mm" fo:border-left="none" fo:border-right="1pt solid #bfbfbf" fo:border-top="none" fo:border-bottom="none" style:writing-mode="lr-tb"/>
    </style:style>
    <style:style style:name="Table10.27" style:family="table-row">
      <style:table-row-properties style:min-row-height="7.66mm" fo:keep-together="auto"/>
    </style:style>
    <style:style style:name="Table10.A27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1.91mm" fo:padding-right="1.91mm" fo:padding-top="1.01mm" fo:padding-bottom="0mm" fo:border="none" style:writing-mode="lr-tb"/>
    </style:style>
    <style:style style:name="Table10.F28" style:family="table-cell">
      <style:table-cell-properties fo:padding-left="1.91mm" fo:padding-right="1.91mm" fo:padding-top="1.01mm" fo:padding-bottom="0mm" fo:border="none" style:writing-mode="lr-tb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1.91mm" fo:padding-right="1.91mm" fo:padding-top="1.01mm" fo:padding-bottom="0mm" fo:border="none" style:writing-mode="lr-tb"/>
    </style:style>
    <style:style style:name="Table10.F29" style:family="table-cell">
      <style:table-cell-properties fo:padding-left="1.91mm" fo:padding-right="1.91mm" fo:padding-top="1.01mm" fo:padding-bottom="0mm" fo:border="none" style:writing-mode="lr-tb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1.91mm" fo:padding-right="1.91mm" fo:padding-top="1.01mm" fo:padding-bottom="0mm" fo:border-left="3pt solid #d60093" fo:border-right="none" fo:border-top="none" fo:border-bottom="1pt solid #d60093" style:writing-mode="lr-tb"/>
    </style:style>
    <style:style style:name="Table10.F30" style:family="table-cell">
      <style:table-cell-properties fo:padding-left="1.91mm" fo:padding-right="1.91mm" fo:padding-top="1.01mm" fo:padding-bottom="0mm" fo:border="none" style:writing-mode="lr-tb"/>
    </style:style>
    <style:style style:name="Table10.A31" style:family="table-cell">
      <style:table-cell-properties fo:padding-left="1.91mm" fo:padding-right="1.91mm" fo:padding-top="1.01mm" fo:padding-bottom="0mm" fo:border-left="1pt solid #bfbfbf" fo:border-right="1pt solid #bfbfbf" fo:border-top="1pt solid #d60093" fo:border-bottom="none" style:writing-mode="lr-tb"/>
    </style:style>
    <style:style style:name="Table10.A32" style:family="table-cell">
      <style:table-cell-properties fo:padding-left="1.91mm" fo:padding-right="1.91mm" fo:padding-top="1.01mm" fo:padding-bottom="0mm" fo:border-left="1pt solid #bfbfbf" fo:border-right="1pt solid #bfbfbf" fo:border-top="none" fo:border-bottom="none" style:writing-mode="lr-tb"/>
    </style:style>
    <style:style style:name="Table10.A33" style:family="table-cell">
      <style:table-cell-properties fo:padding-left="1.91mm" fo:padding-right="1.91mm" fo:padding-top="1.01mm" fo:padding-bottom="0mm" fo:border-left="1pt solid #bfbfbf" fo:border-right="1pt solid #bfbfbf" fo:border-top="none" fo:border-bottom="1pt solid #bfbfbf" style:writing-mode="lr-tb"/>
    </style:style>
    <style:style style:name="Table11" style:family="table">
      <style:table-properties style:width="170.02mm" fo:margin-left="0mm" fo:margin-top="0mm" fo:margin-bottom="0mm" table:align="left" style:writing-mode="lr-tb"/>
    </style:style>
    <style:style style:name="Table11.A" style:family="table-column">
      <style:table-column-properties style:column-width="45.03mm"/>
    </style:style>
    <style:style style:name="Table11.B" style:family="table-column">
      <style:table-column-properties style:column-width="79.99mm"/>
    </style:style>
    <style:style style:name="Table11.C" style:family="table-column">
      <style:table-column-properties style:column-width="45m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60093" fo:padding-left="1.91mm" fo:padding-right="1.91mm" fo:padding-top="1.01mm" fo:padding-bottom="0mm" fo:border="none" style:writing-mode="lr-tb">
        <style:background-image/>
      </style:table-cell-properties>
    </style:style>
    <style:style style:name="Table11.2" style:family="table-row">
      <style:table-row-properties style:min-row-height="0.35mm" fo:keep-together="auto"/>
    </style:style>
    <style:style style:name="Table11.A2" style:family="table-cell">
      <style:table-cell-properties fo:padding-left="1.91mm" fo:padding-right="1.91mm" fo:padding-top="1.01mm" fo:padding-bottom="0mm" fo:border-left="none" fo:border-right="none" fo:border-top="none" fo:border-bottom="2.25pt solid #d60093" style:writing-mode="lr-tb"/>
    </style:style>
    <style:style style:name="Table11.3" style:family="table-row">
      <style:table-row-properties style:min-row-height="14.01mm" fo:keep-together="auto"/>
    </style:style>
    <style:style style:name="Table11.A3" style:family="table-cell">
      <style:table-cell-properties fo:padding-left="1.91mm" fo:padding-right="1.91mm" fo:padding-top="1.01mm" fo:padding-bottom="0mm" fo:border-left="none" fo:border-right="none" fo:border-top="2.25pt solid #d60093" fo:border-bottom="1pt solid #d9d9d9" style:writing-mode="lr-tb"/>
    </style:style>
    <style:style style:name="Table11.A4" style:family="table-cell">
      <style:table-cell-properties fo:background-color="#f2f2f2" fo:padding-left="1.91mm" fo:padding-right="1.91mm" fo:padding-top="1.01mm" fo:padding-bottom="0m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11.B4" style:family="table-cell">
      <style:table-cell-properties style:vertical-align="middle" fo:background-color="#f2f2f2" fo:padding-left="1.91mm" fo:padding-right="1.91mm" fo:padding-top="1.01mm" fo:padding-bottom="0m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11.C4" style:family="table-cell">
      <style:table-cell-properties style:vertical-align="middle" fo:background-color="#f2f2f2" fo:padding-left="1.91mm" fo:padding-right="1.91mm" fo:padding-top="1.01mm" fo:padding-bottom="0m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11.5" style:family="table-row">
      <style:table-row-properties style:min-row-height="9mm" fo:keep-together="auto"/>
    </style:style>
    <style:style style:name="Table11.A5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bfbfbf" fo:border-bottom="0.5pt solid #d9d9d9" style:writing-mode="lr-tb"/>
    </style:style>
    <style:style style:name="Table11.B5" style:family="table-cell">
      <style:table-cell-properties style:vertical-align="middle" fo:padding-left="1.91mm" fo:padding-right="1.91mm" fo:padding-top="1.01mm" fo:padding-bottom="0mm" fo:border-left="0.5pt solid #d9d9d9" fo:border-right="0.5pt solid #d9d9d9" fo:border-top="0.5pt solid #bfbfbf" fo:border-bottom="0.5pt solid #d9d9d9" style:writing-mode="lr-tb"/>
    </style:style>
    <style:style style:name="Table11.C5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bfbfbf" fo:border-bottom="0.5pt solid #d9d9d9" style:writing-mode="lr-tb"/>
    </style:style>
    <style:style style:name="Table11.A6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6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6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7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7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7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8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8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8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9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9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9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0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0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0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1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1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1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2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2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2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3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d9d9d9" style:writing-mode="lr-tb"/>
    </style:style>
    <style:style style:name="Table11.B13" style:family="table-cell">
      <style:table-cell-properties style:vertical-align="middle" fo:padding-left="1.91mm" fo:padding-right="1.91mm" fo:padding-top="1.01mm" fo:padding-bottom="0mm" fo:border="0.5pt solid #d9d9d9" style:writing-mode="lr-tb"/>
    </style:style>
    <style:style style:name="Table11.C13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d9d9d9" style:writing-mode="lr-tb"/>
    </style:style>
    <style:style style:name="Table11.A14" style:family="table-cell">
      <style:table-cell-properties style:vertical-align="middle" fo:padding-left="1.91mm" fo:padding-right="1.91mm" fo:padding-top="1.01mm" fo:padding-bottom="0mm" fo:border-left="0.5pt solid #bfbfbf" fo:border-right="0.5pt solid #d9d9d9" fo:border-top="0.5pt solid #d9d9d9" fo:border-bottom="0.5pt solid #bfbfbf" style:writing-mode="lr-tb"/>
    </style:style>
    <style:style style:name="Table11.B14" style:family="table-cell">
      <style:table-cell-properties style:vertical-align="middle" fo:padding-left="1.91mm" fo:padding-right="1.91mm" fo:padding-top="1.01mm" fo:padding-bottom="0mm" fo:border-left="0.5pt solid #d9d9d9" fo:border-right="0.5pt solid #d9d9d9" fo:border-top="0.5pt solid #d9d9d9" fo:border-bottom="0.5pt solid #bfbfbf" style:writing-mode="lr-tb"/>
    </style:style>
    <style:style style:name="Table11.C14" style:family="table-cell">
      <style:table-cell-properties style:vertical-align="middle" fo:padding-left="1.91mm" fo:padding-right="1.91mm" fo:padding-top="1.01mm" fo:padding-bottom="0mm" fo:border-left="0.5pt solid #d9d9d9" fo:border-right="0.5pt solid #bfbfbf" fo:border-top="0.5pt solid #d9d9d9" fo:border-bottom="0.5pt solid #bfbfbf" style:writing-mode="lr-tb"/>
    </style:style>
    <style:style style:name="Table12" style:family="table">
      <style:table-properties style:width="175.03mm" fo:margin-left="-2.5mm" fo:margin-top="0mm" fo:margin-bottom="0mm" table:align="left" style:writing-mode="lr-tb"/>
    </style:style>
    <style:style style:name="Table12.A" style:family="table-column">
      <style:table-column-properties style:column-width="175.03m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60093" fo:padding-left="1.91mm" fo:padding-right="1.91mm" fo:padding-top="1.01mm" fo:padding-bottom="0mm" fo:border="none" style:writing-mode="lr-tb">
        <style:background-image/>
      </style:table-cell-properties>
    </style:style>
    <style:style style:name="Table12.2" style:family="table-row">
      <style:table-row-properties style:min-row-height="0.35mm" fo:keep-together="auto"/>
    </style:style>
    <style:style style:name="Table12.A2" style:family="table-cell">
      <style:table-cell-properties fo:padding-left="1.91mm" fo:padding-right="1.91mm" fo:padding-top="1.01mm" fo:padding-bottom="0mm" fo:border-left="none" fo:border-right="none" fo:border-top="none" fo:border-bottom="2.25pt solid #d60093" style:writing-mode="lr-tb"/>
    </style:style>
    <style:style style:name="Table12.3" style:family="table-row">
      <style:table-row-properties style:min-row-height="10mm" fo:keep-together="auto"/>
    </style:style>
    <style:style style:name="Table12.A3" style:family="table-cell">
      <style:table-cell-properties fo:padding-left="1.91mm" fo:padding-right="1.91mm" fo:padding-top="1.01mm" fo:padding-bottom="0mm" fo:border-left="none" fo:border-right="none" fo:border-top="2.25pt solid #d60093" fo:border-bottom="none" style:writing-mode="lr-tb"/>
    </style:style>
    <style:style style:name="Table13" style:family="table">
      <style:table-properties style:width="175.03mm" fo:margin-left="-2.5mm" fo:margin-top="0mm" fo:margin-bottom="0mm" table:align="left" style:writing-mode="lr-tb"/>
    </style:style>
    <style:style style:name="Table13.A" style:family="table-column">
      <style:table-column-properties style:column-width="175.03m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60093" fo:padding-left="1.91mm" fo:padding-right="1.91mm" fo:padding-top="1.01mm" fo:padding-bottom="0mm" fo:border="none" style:writing-mode="lr-tb">
        <style:background-image/>
      </style:table-cell-properties>
    </style:style>
    <style:style style:name="Table13.2" style:family="table-row">
      <style:table-row-properties style:min-row-height="0.35mm" fo:keep-together="auto"/>
    </style:style>
    <style:style style:name="Table13.A2" style:family="table-cell">
      <style:table-cell-properties fo:padding-left="1.91mm" fo:padding-right="1.91mm" fo:padding-top="1.01mm" fo:padding-bottom="0mm" fo:border-left="none" fo:border-right="none" fo:border-top="none" fo:border-bottom="2.25pt solid #d60093" style:writing-mode="lr-tb"/>
    </style:style>
    <style:style style:name="Table13.3" style:family="table-row">
      <style:table-row-properties style:min-row-height="14.01mm" fo:keep-together="auto"/>
    </style:style>
    <style:style style:name="Table13.A3" style:family="table-cell">
      <style:table-cell-properties fo:padding-left="1.91mm" fo:padding-right="1.91mm" fo:padding-top="1.01mm" fo:padding-bottom="0mm" fo:border-left="none" fo:border-right="none" fo:border-top="2.25pt solid #d60093" fo:border-bottom="1pt solid #d9d9d9" style:writing-mode="lr-tb"/>
    </style:style>
    <style:style style:name="Table13.A4" style:family="table-cell">
      <style:table-cell-properties fo:background-color="#f2f2f2" fo:padding-left="1.91mm" fo:padding-right="1.91mm" fo:padding-top="1.01mm" fo:padding-bottom="0mm" fo:border="0.5pt solid #bfbfbf" style:writing-mode="lr-tb">
        <style:background-image/>
      </style:table-cell-properties>
    </style:style>
    <style:style style:name="Table13.5" style:family="table-row">
      <style:table-row-properties style:min-row-height="11.99mm" fo:keep-together="auto"/>
    </style:style>
    <style:style style:name="Table13.A5" style:family="table-cell">
      <style:table-cell-properties style:vertical-align="middle" fo:padding-left="1.91mm" fo:padding-right="1.91mm" fo:padding-top="1.01mm" fo:padding-bottom="0mm" fo:border="0.5pt solid #bfbfbf" style:writing-mode="lr-tb"/>
    </style:style>
    <style:style style:name="Table13.A14" style:family="table-cell">
      <style:table-cell-properties style:vertical-align="middle" fo:padding-left="1.91mm" fo:padding-right="1.91mm" fo:padding-top="1.01mm" fo:padding-bottom="0mm" fo:border-left="0.5pt solid #bfbfbf" fo:border-right="0.5pt solid #bfbfbf" fo:border-top="0.5pt solid #bfbfbf" fo:border-bottom="0.5pt solid #d9d9d9" style:writing-mode="lr-tb"/>
    </style:style>
    <style:style style:name="Table16" style:family="table">
      <style:table-properties style:width="182.54mm" fo:margin-left="-7.51mm" fo:margin-top="0mm" fo:margin-bottom="0mm" table:align="left" style:writing-mode="lr-tb"/>
    </style:style>
    <style:style style:name="Table16.A" style:family="table-column">
      <style:table-column-properties style:column-width="182.54m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60093" fo:padding-left="1.91mm" fo:padding-right="1.91mm" fo:padding-top="1.01mm" fo:padding-bottom="0mm" fo:border="none" style:writing-mode="lr-tb">
        <style:background-image/>
      </style:table-cell-properties>
    </style:style>
    <style:style style:name="Table16.2" style:family="table-row">
      <style:table-row-properties style:min-row-height="0.35mm" fo:keep-together="auto"/>
    </style:style>
    <style:style style:name="Table16.A2" style:family="table-cell">
      <style:table-cell-properties fo:padding-left="1.91mm" fo:padding-right="1.91mm" fo:padding-top="1.01mm" fo:padding-bottom="0mm" fo:border-left="none" fo:border-right="none" fo:border-top="none" fo:border-bottom="2.25pt solid #d60093" style:writing-mode="lr-tb"/>
    </style:style>
    <style:style style:name="Table16.3" style:family="table-row">
      <style:table-row-properties style:min-row-height="14.01mm" fo:keep-together="auto"/>
    </style:style>
    <style:style style:name="Table16.A3" style:family="table-cell">
      <style:table-cell-properties fo:padding-left="1.91mm" fo:padding-right="1.91mm" fo:padding-top="1.01mm" fo:padding-bottom="0mm" fo:border-left="none" fo:border-right="none" fo:border-top="2.25pt solid #d60093" fo:border-bottom="none" style:writing-mode="lr-tb"/>
    </style:style>
    <style:style style:name="P1" style:family="paragraph" style:parent-style-name="Standard">
      <style:paragraph-properties fo:margin-top="0mm" fo:margin-bottom="0m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style:font-name="Calibri" fo:language="fr" fo:country="FR" style:letter-kerning="false" style:font-name-asian="Calibri1" style:language-asian="en" style:country-asian="US" style:font-name-complex="Calibri2" style:language-complex="ar" style:country-complex="SA"/>
    </style:style>
    <style:style style:name="P4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fo:color="#404040" loext:opacity="100%" style:font-name="Atkinson Hyperlegible1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5" style:family="paragraph" style:parent-style-name="Standard">
      <style:paragraph-properties fo:margin-top="0mm" fo:margin-bottom="0mm" style:contextual-spacing="false"/>
      <style:text-properties fo:font-variant="small-caps" fo:color="#404040" loext:opacity="100%" style:font-name="Atkinson Hyperlegible1" fo:font-size="20pt" fo:font-weight="bold" style:font-size-asian="20pt" style:font-weight-asian="bold" style:font-name-complex="Calibri2" style:font-size-complex="14pt"/>
    </style:style>
    <style:style style:name="P6" style:family="paragraph" style:parent-style-name="Standard">
      <style:paragraph-properties fo:margin-top="0mm" fo:margin-bottom="0mm" style:contextual-spacing="false"/>
      <style:text-properties fo:font-variant="small-caps" fo:color="#404040" loext:opacity="100%" style:font-name="Atkinson Hyperlegible1" fo:font-size="14pt" fo:font-weight="bold" style:font-size-asian="14pt" style:font-weight-asian="bold" style:font-name-complex="Calibri2" style:font-size-complex="14pt"/>
    </style:style>
    <style:style style:name="P7" style:family="paragraph" style:parent-style-name="Standard">
      <style:paragraph-properties fo:margin-top="0mm" fo:margin-bottom="0mm" style:contextual-spacing="false" fo:text-align="center" style:justify-single-word="false"/>
      <style:text-properties fo:font-variant="small-caps" fo:color="#404040" loext:opacity="100%" style:font-name="Atkinson Hyperlegible1" fo:font-size="14pt" fo:font-weight="bold" style:font-size-asian="14pt" style:font-weight-asian="bold" style:font-name-complex="Calibri2" style:font-size-complex="14pt"/>
    </style:style>
    <style:style style:name="P8" style:family="paragraph" style:parent-style-name="Standard">
      <style:paragraph-properties fo:margin-top="0mm" fo:margin-bottom="0m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d60093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0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1" style:family="paragraph" style:parent-style-name="Standard">
      <style:paragraph-properties fo:margin-top="0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62.12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3" style:family="paragraph" style:parent-style-name="Standard">
      <style:paragraph-properties fo:margin-top="0mm" fo:margin-bottom="0mm" style:contextual-spacing="false" fo:line-height="100%" fo:text-align="start" style:justify-single-word="false" fo:orphans="0" fo:widows="0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4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5" style:family="paragraph" style:parent-style-name="Standard">
      <style:paragraph-properties fo:margin-top="0mm" fo:margin-bottom="0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6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7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9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1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2" style:font-size-complex="11pt" style:language-complex="ar" style:country-complex="SA"/>
    </style:style>
    <style:style style:name="P20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6pt" fo:language="fr" fo:country="FR" style:letter-kerning="false" style:font-name-asian="Calibri1" style:font-size-asian="16pt" style:language-asian="en" style:country-asian="US" style:font-name-complex="Calibri2" style:font-size-complex="16pt" style:language-complex="ar" style:country-complex="SA"/>
    </style:style>
    <style:style style:name="P21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22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1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23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404040" loext:opacity="100%" style:font-name="Atkinson Hyperlegible1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2" style:font-size-complex="14pt" style:language-complex="ar" style:country-complex="SA"/>
    </style:style>
    <style:style style:name="P24" style:family="paragraph" style:parent-style-name="Standard">
      <style:paragraph-properties fo:margin-top="0mm" fo:margin-bottom="0mm" style:contextual-spacing="false"/>
      <style:text-properties fo:color="#404040" loext:opacity="100%" style:font-name="Atkinson Hyperlegible1" style:font-name-complex="Calibri2"/>
    </style:style>
    <style:style style:name="P25" style:family="paragraph" style:parent-style-name="Standard">
      <style:paragraph-properties fo:margin-top="0mm" fo:margin-bottom="0mm" style:contextual-spacing="false"/>
      <style:text-properties fo:color="#404040" loext:opacity="100%" style:font-name="Atkinson Hyperlegible1" fo:font-size="12pt" style:font-size-asian="12pt" style:font-name-complex="Calibri2" style:font-size-complex="12pt"/>
    </style:style>
    <style:style style:name="P2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</style:style>
    <style:style style:name="P27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ffffff" loext:opacity="100%" style:font-name="Atkinson Hyperlegible1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28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ffffff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29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style:font-name="Atkinson Hyperlegible1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Atkinson Hyperlegible1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mm" fo:margin-bottom="0mm" style:contextual-spacing="false" fo:line-height="200%">
        <style:tab-stops>
          <style:tab-stop style:position="157.53mm" style:type="right" style:leader-style="dotted" style:leader-text="."/>
        </style:tab-stops>
      </style:paragraph-properties>
      <style:text-properties style:font-name="Atkinson Hyperlegible1"/>
    </style:style>
    <style:style style:name="P32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0d3a5b" loext:opacity="100%" style:font-name="Atkinson Hyperlegible1" fo:font-size="12pt" fo:language="fr" fo:country="FR" fo:font-style="italic" officeooo:rsid="0014253d" officeooo:paragraph-rsid="0014253d" style:letter-kerning="false" style:font-name-asian="Calibri1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33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595959" loext:opacity="100%" style:font-name="Atkinson Hyperlegible1" fo:font-size="12pt" fo:language="fr" fo:country="FR" fo:font-style="italic" officeooo:paragraph-rsid="0014253d" style:letter-kerning="false" fo:background-color="#c0c0c0" style:font-name-asian="Calibri1" style:font-size-asian="12pt" style:language-asian="en" style:country-asian="US" style:font-style-asian="italic" style:font-size-complex="11pt" style:language-complex="ar" style:country-complex="SA"/>
    </style:style>
    <style:style style:name="P34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595959" loext:opacity="100%" style:font-name="Atkinson Hyperlegible1" fo:font-size="14pt" fo:language="fr" fo:country="FR" fo:font-style="italic" officeooo:paragraph-rsid="0015fe08" style:letter-kerning="false" fo:background-color="#c0c0c0" style:font-name-asian="Calibri1" style:font-size-asian="14pt" style:language-asian="en" style:country-asian="US" style:font-style-asian="italic" style:font-size-complex="16pt" style:language-complex="ar" style:country-complex="SA"/>
    </style:style>
    <style:style style:name="P3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3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3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style:font-name="Atkinson Hyperlegible1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mm" fo:margin-bottom="0mm" style:contextual-spacing="false" fo:text-align="center" style:justify-single-word="false" fo:break-before="page"/>
      <style:text-properties fo:font-variant="small-caps" fo:color="#404040" loext:opacity="100%" style:font-name="Atkinson Hyperlegible1" fo:font-size="20pt" fo:font-weight="bold" style:font-size-asian="20pt" style:font-weight-asian="bold" style:font-name-complex="Calibri2" style:font-size-complex="20pt"/>
    </style:style>
    <style:style style:name="P39" style:family="paragraph" style:parent-style-name="Standard">
      <style:paragraph-properties fo:margin-top="0mm" fo:margin-bottom="0mm" style:contextual-spacing="false" fo:break-before="page"/>
      <style:text-properties fo:font-variant="small-caps" fo:color="#404040" loext:opacity="100%" style:font-name="Atkinson Hyperlegible1" fo:font-size="20pt" fo:font-weight="bold" style:font-size-asian="20pt" style:font-weight-asian="bold" style:font-name-complex="Calibri2" style:font-size-complex="14pt"/>
    </style:style>
    <style:style style:name="P40" style:family="paragraph" style:parent-style-name="Standard">
      <style:paragraph-properties fo:margin-top="0mm" fo:margin-bottom="0mm" style:contextual-spacing="false" fo:break-before="page"/>
      <style:text-properties fo:color="#404040" loext:opacity="100%" style:font-name="Atkinson Hyperlegible1" fo:font-size="20pt" style:font-size-asian="20pt" style:font-name-complex="Calibri2" style:font-size-complex="16pt"/>
    </style:style>
    <style:style style:name="P41" style:family="paragraph" style:parent-style-name="Footer">
      <style:paragraph-properties fo:text-align="start" style:justify-single-word="false"/>
      <style:text-properties fo:color="#2a6099" loext:opacity="100%" style:font-name="Atkinson Hyperlegible1" fo:font-size="8pt" style:font-size-asian="8pt" style:font-size-complex="8pt"/>
    </style:style>
    <style:style style:name="P42" style:family="paragraph" style:parent-style-name="Header">
      <style:text-properties fo:font-size="8pt" style:font-size-asian="8pt"/>
    </style:style>
    <style:style style:name="P43" style:family="paragraph" style:parent-style-name="List_20_Paragraph">
      <style:paragraph-properties fo:margin-left="12.59mm" fo:margin-right="3.1mm" fo:margin-top="4.23mm" fo:margin-bottom="0mm" style:contextual-spacing="true" fo:line-height="100%" fo:text-align="justify" style:justify-single-word="false" fo:orphans="0" fo:widows="0" fo:text-indent="0mm" style:auto-text-indent="false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44" style:family="paragraph" style:parent-style-name="List_20_Paragraph">
      <style:paragraph-properties fo:margin-left="12.7mm" fo:margin-right="3.09mm" fo:margin-top="0mm" fo:margin-bottom="2.12mm" style:contextual-spacing="true" fo:line-height="100%" fo:text-align="justify" style:justify-single-word="false" fo:orphans="0" fo:widows="0" fo:text-indent="0mm" style:auto-text-indent="false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45" style:family="paragraph" style:parent-style-name="Standard">
      <style:text-properties fo:color="#404040" loext:opacity="100%" style:font-name="Atkinson Hyperlegible1" fo:font-size="14pt" fo:font-weight="bold" style:font-size-asian="14pt" style:font-weight-asian="bold" style:font-name-complex="Calibri2" style:font-size-complex="14pt"/>
    </style:style>
    <style:style style:name="P46" style:family="paragraph" style:parent-style-name="Standard">
      <style:text-properties fo:color="#404040" loext:opacity="100%" style:font-name="Atkinson Hyperlegible1" style:font-name-complex="Calibri2"/>
    </style:style>
    <style:style style:name="P47" style:family="paragraph" style:parent-style-name="Standard">
      <style:paragraph-properties fo:line-height="150%"/>
      <style:text-properties fo:color="#404040" loext:opacity="100%" style:font-name="Atkinson Hyperlegible1" fo:font-size="12pt" style:font-size-asian="12pt" style:font-name-complex="Calibri2" style:font-size-complex="12pt"/>
    </style:style>
    <style:style style:name="P48" style:family="paragraph" style:parent-style-name="Standard">
      <style:text-properties fo:color="#404040" loext:opacity="100%" style:font-name="Atkinson Hyperlegible1" fo:font-size="16pt" style:font-size-asian="16pt" style:font-name-complex="Calibri2" style:font-size-complex="16pt"/>
    </style:style>
    <style:style style:name="P49" style:family="paragraph" style:parent-style-name="Standard">
      <style:text-properties style:font-name="Atkinson Hyperlegible1"/>
    </style:style>
    <style:style style:name="P50" style:family="paragraph" style:parent-style-name="Standard">
      <style:paragraph-properties fo:line-height="150%">
        <style:tab-stops>
          <style:tab-stop style:position="97.53mm" style:type="right" style:leader-style="dotted" style:leader-text="."/>
          <style:tab-stop style:position="160.02mm" style:type="right" style:leader-style="dotted" style:leader-text="."/>
        </style:tab-stops>
      </style:paragraph-properties>
      <style:text-properties style:font-name="Atkinson Hyperlegible1"/>
    </style:style>
    <style:style style:name="P51" style:family="paragraph" style:parent-style-name="Standard">
      <style:paragraph-properties fo:text-align="justify" style:justify-single-word="false"/>
      <style:text-properties style:font-name="Atkinson Hyperlegible1"/>
    </style:style>
    <style:style style:name="P52" style:family="paragraph" style:parent-style-name="Standard">
      <style:paragraph-properties fo:margin-left="-0.74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d60093" loext:opacity="100%" style:font-name="Atkinson Hyperlegible1" fo:font-size="6pt" fo:language="fr" fo:country="FR" style:letter-kerning="false" style:font-name-asian="Calibri1" style:font-size-asian="6pt" style:language-asian="fr" style:country-asian="FR" style:font-name-complex="Calibri2" style:font-size-complex="6pt" style:language-complex="ar" style:country-complex="SA"/>
    </style:style>
    <style:style style:name="P53" style:family="paragraph" style:parent-style-name="Standard">
      <style:paragraph-properties fo:margin-left="8.11mm" fo:margin-right="0mm" fo:margin-top="0mm" fo:margin-bottom="2.12mm" style:contextual-spacing="false" fo:line-height="100%" fo:text-align="start" style:justify-single-word="false" fo:orphans="2" fo:widows="2" fo:text-indent="0mm" style:auto-text-indent="false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54" style:family="paragraph" style:parent-style-name="Standard">
      <style:paragraph-properties fo:margin-left="8.11mm" fo:margin-right="0mm" fo:margin-top="0mm" fo:margin-bottom="2.12mm" style:contextual-spacing="false" fo:line-height="100%" fo:text-align="start" style:justify-single-word="false" fo:orphans="0" fo:widows="0" fo:text-indent="0mm" style:auto-text-indent="false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55" style:family="paragraph" style:parent-style-name="Standard">
      <style:paragraph-properties fo:margin-left="12.51mm" fo:margin-right="0mm" fo:margin-top="0mm" fo:margin-bottom="2.12mm" style:contextual-spacing="false" fo:line-height="100%" fo:text-align="start" style:justify-single-word="false" fo:orphans="0" fo:widows="0" fo:text-indent="0mm" style:auto-text-indent="false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56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1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57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8" style:family="paragraph" style:parent-style-name="Standard">
      <style:paragraph-properties fo:margin-top="0mm" fo:margin-bottom="2.12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9" style:family="paragraph" style:parent-style-name="Standard">
      <style:paragraph-properties fo:margin-top="0mm" fo:margin-bottom="2.12mm" style:contextual-spacing="false" fo:text-align="justify" style:justify-single-word="false"/>
      <style:text-properties fo:color="#404040" loext:opacity="100%" style:font-name="Atkinson Hyperlegible1" fo:font-size="10pt" style:font-size-asian="10pt" style:font-name-complex="Calibri2" style:font-size-complex="10pt"/>
    </style:style>
    <style:style style:name="P60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language="fr" fo:country="FR" style:letter-kerning="false" style:font-name-asian="Calibri1" style:language-asian="en" style:country-asian="US" style:font-name-complex="Calibri2" style:language-complex="ar" style:country-complex="SA"/>
    </style:style>
    <style:style style:name="P61" style:family="paragraph" style:parent-style-name="Standard">
      <style:paragraph-properties fo:margin-top="0mm" fo:margin-bottom="2.12mm" style:contextual-spacing="false" fo:line-height="100%">
        <style:tab-stops>
          <style:tab-stop style:position="10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style:font-name-complex="Calibri2"/>
    </style:style>
    <style:style style:name="P62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 fo:keep-with-next="always"/>
      <style:text-properties style:font-name="Atkinson Hyperlegible1" fo:language="fr" fo:country="FR" style:letter-kerning="false" style:font-name-asian="Calibri1" style:font-name-complex="Calibri2" style:language-complex="ar" style:country-complex="SA"/>
    </style:style>
    <style:style style:name="P63" style:family="paragraph" style:parent-style-name="Standard">
      <style:paragraph-properties fo:margin-left="0mm" fo:margin-right="3.09mm" fo:margin-top="0mm" fo:margin-bottom="0mm" style:contextual-spacing="false" fo:line-height="100%" fo:text-align="justify" style:justify-single-word="false" fo:orphans="0" fo:widows="0" fo:text-indent="0mm" style:auto-text-indent="false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64" style:family="paragraph" style:parent-style-name="Standard">
      <style:paragraph-properties fo:margin-left="0mm" fo:margin-right="3.09mm" fo:margin-top="0mm" fo:margin-bottom="0mm" style:contextual-spacing="false" fo:line-height="100%" fo:text-align="start" style:justify-single-word="false" fo:orphans="2" fo:widows="2" fo:text-indent="0mm" style:auto-text-indent="false">
        <style:tab-stops>
          <style:tab-stop style:position="14.99mm"/>
        </style:tab-stops>
      </style:paragraph-properties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5" style:family="paragraph" style:parent-style-name="Standard">
      <style:paragraph-properties fo:margin-left="0mm" fo:margin-right="3.09mm" fo:margin-top="0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14.99mm"/>
        </style:tab-stops>
      </style:paragraph-properties>
      <style:text-properties fo:color="#7f7f7f" loext:opacity="100%" style:font-name="Atkinson Hyperlegible1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2" style:font-size-complex="9pt" style:language-complex="ar" style:country-complex="SA"/>
    </style:style>
    <style:style style:name="P66" style:family="paragraph" style:parent-style-name="Standard">
      <style:paragraph-properties fo:margin-left="0mm" fo:margin-right="3.09mm" fo:margin-top="0mm" fo:margin-bottom="0mm" style:contextual-spacing="false" fo:line-height="100%" fo:text-align="start" style:justify-single-word="false" fo:orphans="2" fo:widows="2" fo:text-indent="0mm" style:auto-text-indent="false">
        <style:tab-stops>
          <style:tab-stop style:position="14.99mm"/>
        </style:tab-stops>
      </style:paragraph-properties>
    </style:style>
    <style:style style:name="P67" style:family="paragraph" style:parent-style-name="Standard">
      <style:paragraph-properties fo:margin-left="0mm" fo:margin-right="3.09mm" fo:margin-top="0mm" fo:margin-bottom="0mm" style:contextual-spacing="false" fo:line-height="100%" fo:text-align="center" style:justify-single-word="false" fo:orphans="2" fo:widows="2" fo:text-indent="0mm" style:auto-text-indent="false">
        <style:tab-stops>
          <style:tab-stop style:position="14.99mm"/>
        </style:tab-stops>
      </style:paragraph-properties>
    </style:style>
    <style:style style:name="P68" style:family="paragraph" style:parent-style-name="Standard">
      <style:paragraph-properties fo:margin-left="0mm" fo:margin-right="3.09mm" fo:margin-top="0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14.99mm"/>
        </style:tab-stops>
      </style:paragraph-properties>
      <style:text-properties style:font-name="Atkinson Hyperlegible1" fo:language="fr" fo:country="FR" fo:font-style="italic" style:letter-kerning="false" style:font-name-asian="Calibri1" style:language-asian="en" style:country-asian="US" style:font-style-asian="italic" style:font-name-complex="Calibri2" style:language-complex="ar" style:country-complex="SA"/>
    </style:style>
    <style:style style:name="P69" style:family="paragraph" style:parent-style-name="Standard">
      <style:paragraph-properties fo:margin-left="-1.92mm" fo:margin-right="0mm" fo:margin-top="0mm" fo:margin-bottom="2.12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70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1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71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72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73" style:family="paragraph" style:parent-style-name="Standard">
      <style:paragraph-properties fo:margin-left="-1.92mm" fo:margin-right="0mm" fo:margin-top="0mm" fo:margin-bottom="0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74" style:family="paragraph" style:parent-style-name="Standard">
      <style:paragraph-properties fo:margin-left="-1.92mm" fo:margin-right="0mm" fo:margin-top="2.12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75" style:family="paragraph" style:parent-style-name="Standard">
      <style:paragraph-properties fo:margin-top="2.12mm" fo:margin-bottom="0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76" style:family="paragraph" style:parent-style-name="Standard">
      <style:paragraph-properties fo:margin-top="2.12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style:font-name="Atkinson Hyperlegible1" fo:language="fr" fo:country="FR" style:letter-kerning="false" style:font-name-asian="Calibri1" style:font-name-complex="Calibri2" style:language-complex="ar" style:country-complex="SA"/>
    </style:style>
    <style:style style:name="P77" style:family="paragraph" style:parent-style-name="Standard">
      <style:paragraph-properties fo:break-before="page"/>
      <style:text-properties style:font-name="Atkinson Hyperlegible1"/>
    </style:style>
    <style:style style:name="P78" style:family="paragraph" style:parent-style-name="Standard">
      <style:paragraph-properties fo:margin-left="0mm" fo:margin-right="0.6mm" fo:margin-top="0mm" fo:margin-bottom="0mm" style:contextual-spacing="false" fo:line-height="100%" fo:text-align="end" style:justify-single-word="false" fo:orphans="2" fo:widows="2" fo:text-indent="0mm" style:auto-text-indent="false"/>
      <style:text-properties fo:color="#d60093" loext:opacity="100%" style:font-name="Atkinson Hyperlegible1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79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Atkinson Hyperlegible1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/>
    </style:style>
    <style:style style:name="P81" style:family="paragraph" style:parent-style-name="Standard">
      <style:paragraph-properties fo:margin-top="2.12mm" fo:margin-bottom="2.12mm" style:contextual-spacing="false" fo:line-height="100%" fo:text-align="end" style:justify-single-word="false" fo:orphans="2" fo:widows="2">
        <style:tab-stops>
          <style:tab-stop style:position="160.02mm" style:type="right" style:leader-style="dotted" style:leader-text="."/>
        </style:tab-stops>
      </style:paragraph-properties>
      <style:text-properties style:font-name="Atkinson Hyperlegible1" fo:language="fr" fo:country="FR" style:letter-kerning="false" style:font-name-asian="Calibri1" style:font-name-complex="Calibri2" style:language-complex="ar" style:country-complex="SA"/>
    </style:style>
    <style:style style:name="P82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</style:style>
    <style:style style:name="P83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  <style:text-properties style:font-name="Atkinson Hyperlegible1" fo:language="fr" fo:country="FR" style:letter-kerning="false" style:font-name-asian="Calibri1" style:font-name-complex="Calibri2" style:language-complex="ar" style:country-complex="SA"/>
    </style:style>
    <style:style style:name="P84" style:family="paragraph" style:parent-style-name="Standard">
      <style:paragraph-properties fo:margin-left="2.29mm" fo:margin-right="0mm" fo:margin-top="0mm" fo:margin-bottom="0mm" style:contextual-spacing="false" fo:line-height="100%" fo:text-align="start" style:justify-single-word="false" fo:orphans="2" fo:widows="2" fo:text-indent="0mm" style:auto-text-indent="false" fo:keep-with-next="always"/>
    </style:style>
    <style:style style:name="P85" style:family="paragraph" style:parent-style-name="List_20_Paragraph" style:list-style-name="WWNum7">
      <style:paragraph-properties fo:margin-left="12.59mm" fo:margin-right="3.1mm" fo:margin-top="0mm" fo:margin-bottom="0mm" style:contextual-spacing="false" fo:line-height="100%" fo:text-align="justify" style:justify-single-word="false" fo:orphans="0" fo:widows="0" fo:text-indent="-6.3mm" style:auto-text-indent="false"/>
      <style:text-properties fo:color="#404040" loext:opacity="100%" style:font-name="Atkinson Hyperlegible1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86" style:family="paragraph" style:parent-style-name="List_20_Paragraph" style:list-style-name="WWNum7">
      <style:paragraph-properties fo:margin-left="12.7mm" fo:margin-right="3.09mm" fo:margin-top="0mm" fo:margin-bottom="2.12mm" style:contextual-spacing="true" fo:line-height="100%" fo:text-align="justify" style:justify-single-word="false" fo:orphans="0" fo:widows="0" fo:text-indent="-6.35mm" style:auto-text-indent="false"/>
      <style:text-properties fo:color="#404040" loext:opacity="100%" style:font-name="Atkinson Hyperlegible1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8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fo:color="#0d3a5b" loext:opacity="100%" style:font-name="Atkinson Hyperlegible1" fo:font-size="32pt" fo:language="fr" fo:country="FR" fo:font-weight="bold" style:letter-kerning="false" style:font-name-asian="Calibri1" style:font-size-asian="32pt" style:language-asian="en" style:country-asian="US" style:font-weight-asian="bold" style:font-name-complex="Calibri2" style:font-size-complex="32pt" style:language-complex="ar" style:country-complex="SA"/>
    </style:style>
    <style:style style:name="P8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89" style:family="paragraph" style:parent-style-name="Standard">
      <style:paragraph-properties fo:margin-top="0mm" fo:margin-bottom="0mm" style:contextual-spacing="false" fo:text-align="start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90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style:font-name="Calibri" fo:language="fr" fo:country="FR" fo:font-weight="normal" style:letter-kerning="false" style:font-name-asian="Calibri1" style:language-asian="en" style:country-asian="US" style:font-weight-asian="normal" style:font-name-complex="Calibri2" style:language-complex="ar" style:country-complex="SA" style:font-weight-complex="normal"/>
    </style:style>
    <style:style style:name="P91" style:family="paragraph" style:parent-style-name="Standard">
      <style:paragraph-properties fo:margin-top="0mm" fo:margin-bottom="0mm" style:contextual-spacing="false" fo:text-align="center" style:justify-single-word="false"/>
      <style:text-properties fo:font-variant="small-caps" fo:color="#404040" loext:opacity="100%" style:font-name="Atkinson Hyperlegible1" fo:font-size="42pt" fo:font-weight="bold" style:font-size-asian="42pt" style:font-weight-asian="bold" style:font-name-complex="Calibri2" style:font-size-complex="42pt"/>
    </style:style>
    <style:style style:name="P92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fo:color="#ffffff" loext:opacity="100%" style:font-name="Atkinson Hyperlegible1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93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2" style:font-size-complex="24pt" style:language-complex="ar" style:country-complex="SA"/>
    </style:style>
    <style:style style:name="P94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ffffff" loext:opacity="100%" style:font-name="Atkinson Hyperlegible1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9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0d3a5b" loext:opacity="100%" style:font-name="Atkinson Hyperlegible1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96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404040" loext:opacity="100%" style:font-name="Atkinson Hyperlegible1" fo:font-size="11pt" fo:language="fr" fo:country="FR" style:letter-kerning="false" style:font-name-asian="MS Gothic" style:font-size-asian="11pt" style:language-asian="fr" style:country-asian="FR" style:font-name-complex="Calibri2" style:font-size-complex="11pt" style:language-complex="ar" style:country-complex="SA"/>
    </style:style>
    <style:style style:name="P97" style:family="paragraph" style:parent-style-name="Standard">
      <style:paragraph-properties fo:margin-top="0mm" fo:margin-bottom="0mm" style:contextual-spacing="false" fo:line-height="100%" fo:text-align="start" style:justify-single-word="false" fo:orphans="0" fo:widows="0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9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99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00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1pt" fo:language="fr" fo:country="FR" fo:font-weight="normal" style:letter-kerning="false" style:font-name-asian="Calibri1" style:font-size-asian="11pt" style:language-asian="en" style:country-asian="US" style:font-weight-asian="normal" style:font-name-complex="Calibri2" style:font-size-complex="11pt" style:language-complex="ar" style:country-complex="SA" style:font-weight-complex="normal"/>
    </style:style>
    <style:style style:name="P101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404040" loext:opacity="100%" style:font-name="Atkinson Hyperlegible1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02" style:family="paragraph" style:parent-style-name="Standard">
      <style:paragraph-properties fo:margin-top="0mm" fo:margin-bottom="0mm" style:contextual-spacing="false" fo:line-height="200%"/>
      <style:text-properties fo:color="#404040" loext:opacity="100%" style:font-name="Atkinson Hyperlegible1" fo:font-size="12pt" style:font-size-asian="12pt" style:font-name-complex="Calibri2" style:font-size-complex="12pt"/>
    </style:style>
    <style:style style:name="P103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4pt" fo:language="fr" fo:country="FR" fo:font-weight="normal" style:letter-kerning="false" style:font-name-asian="Calibri1" style:font-size-asian="14pt" style:language-asian="en" style:country-asian="US" style:font-weight-asian="normal" style:font-name-complex="Calibri2" style:font-size-complex="14pt" style:language-complex="ar" style:country-complex="SA" style:font-weight-complex="normal"/>
    </style:style>
    <style:style style:name="P104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color="#404040" loext:opacity="100%" style:font-name="Atkinson Hyperlegible1" fo:font-size="14pt" fo:font-weight="bold" officeooo:paragraph-rsid="001d1c18" style:letter-kerning="false" style:font-name-asian="Calibri1" style:font-size-asian="14pt" style:font-weight-asian="bold" style:font-size-complex="14pt"/>
    </style:style>
    <style:style style:name="P105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style:font-name="Atkinson Hyperlegible1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0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P10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 fo:keep-with-next="always"/>
      <style:text-properties style:font-name="Atkinson Hyperlegible1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9" style:family="paragraph" style:parent-style-name="Standard">
      <style:paragraph-properties fo:line-height="150%"/>
      <style:text-properties fo:color="#404040" loext:opacity="100%" style:font-name="Atkinson Hyperlegible1" fo:font-size="12pt" style:font-size-asian="12pt" style:font-name-complex="Calibri2" style:font-size-complex="12pt"/>
    </style:style>
    <style:style style:name="P110" style:family="paragraph" style:parent-style-name="Standard">
      <style:paragraph-properties fo:line-height="150%">
        <style:tab-stops>
          <style:tab-stop style:position="77.52mm" style:type="right" style:leader-style="dotted" style:leader-text=".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2pt" style:font-size-asian="12pt" style:font-name-complex="Calibri2" style:font-size-complex="12pt"/>
    </style:style>
    <style:style style:name="P111" style:family="paragraph" style:parent-style-name="Standard">
      <style:paragraph-properties fo:text-align="center" style:justify-single-word="false"/>
      <style:text-properties style:font-name="Atkinson Hyperlegible1"/>
    </style:style>
    <style:style style:name="P112" style:family="paragraph" style:parent-style-name="Standard">
      <style:paragraph-properties fo:text-align="center" style:justify-single-word="false"/>
      <style:text-properties style:font-name="Atkinson Hyperlegible1" fo:font-size="42pt" style:font-size-asian="42pt" style:font-size-complex="42pt"/>
    </style:style>
    <style:style style:name="P113" style:family="paragraph" style:parent-style-name="Standard" style:master-page-name="DPHead">
      <style:paragraph-properties style:page-number="auto"/>
      <style:text-properties fo:color="#ffffff" loext:opacity="100%" style:font-name="Atkinson Hyperlegible1" fo:font-size="10pt" fo:font-weight="bold" style:font-size-asian="10pt" style:font-weight-asian="bold" style:font-name-complex="Calibri2" style:font-size-complex="10pt"/>
    </style:style>
    <style:style style:name="P114" style:family="paragraph" style:parent-style-name="Standard" style:list-style-name="WWNum5">
      <style:paragraph-properties fo:margin-left="12.7mm" fo:margin-right="3.09mm" fo:margin-top="0mm" fo:margin-bottom="2.12mm" style:contextual-spacing="false" fo:line-height="100%" fo:text-align="justify" style:justify-single-word="false" fo:orphans="2" fo:widows="2" fo:text-indent="-6.35mm" style:auto-text-indent="false"/>
      <style:text-properties fo:color="#404040" loext:opacity="100%" style:font-name="Atkinson Hyperlegible1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15" style:family="paragraph" style:parent-style-name="Standard">
      <style:paragraph-properties fo:margin-left="0mm" fo:margin-right="3.09mm" fo:margin-top="0mm" fo:margin-bottom="2.12mm" style:contextual-spacing="false" fo:line-height="100%" fo:text-align="end" style:justify-single-word="false" fo:orphans="2" fo:widows="2" fo:text-indent="0mm" style:auto-text-indent="false"/>
      <style:text-properties fo:color="#404040" loext:opacity="100%" style:font-name="Atkinson Hyperlegible1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2" style:font-size-complex="9pt" style:language-complex="ar" style:country-complex="SA"/>
    </style:style>
    <style:style style:name="P116" style:family="paragraph" style:parent-style-name="Standard">
      <style:paragraph-properties fo:margin-left="0mm" fo:margin-right="3.09mm" fo:margin-top="0mm" fo:margin-bottom="2.12mm" style:contextual-spacing="false" fo:line-height="100%" fo:text-align="end" style:justify-single-word="false" fo:orphans="2" fo:widows="2" fo:text-indent="0mm" style:auto-text-indent="false"/>
    </style:style>
    <style:style style:name="P117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1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18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19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/>
      <style:text-properties fo:color="#404040" loext:opacity="100%" style:font-name="Atkinson Hyperlegible1" fo:font-size="12pt" fo:language="fr" fo:country="FR" fo:font-weight="normal" style:letter-kerning="false" style:font-name-asian="Calibri1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120" style:family="paragraph" style:parent-style-name="Standard">
      <style:paragraph-properties fo:margin-top="0mm" fo:margin-bottom="2.12mm" style:contextual-spacing="false" fo:line-height="100%" fo:text-align="start" style:justify-single-word="false" fo:orphans="2" fo:widows="2" fo:keep-with-next="always"/>
      <style:text-properties style:font-name="Atkinson Hyperlegible1" fo:language="fr" fo:country="FR" style:letter-kerning="false" style:font-name-asian="Calibri1" style:font-name-complex="Calibri2" style:language-complex="ar" style:country-complex="SA"/>
    </style:style>
    <style:style style:name="P121" style:family="paragraph" style:parent-style-name="Standard">
      <style:paragraph-properties fo:margin-left="0mm" fo:margin-right="-1.91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style:font-name="Atkinson Hyperlegible1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2" style:font-size-complex="24pt" style:language-complex="ar" style:country-complex="SA"/>
    </style:style>
    <style:style style:name="P122" style:family="paragraph" style:parent-style-name="Standard" style:list-style-name="L1">
      <style:paragraph-properties fo:margin-top="2.12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style:font-name="Atkinson Hyperlegible1" fo:font-size="10pt" fo:language="fr" fo:country="FR" style:letter-kerning="false" style:font-name-asian="Calibri1" style:font-size-asian="10pt" style:font-name-complex="Calibri2" style:font-size-complex="10pt" style:language-complex="ar" style:country-complex="SA"/>
    </style:style>
    <style:style style:name="P123" style:family="paragraph" style:parent-style-name="Standard" style:list-style-name="L2">
      <style:paragraph-properties fo:margin-top="2.12mm" fo:margin-bottom="0mm" style:contextual-spacing="false" fo:line-height="100%" fo:text-align="start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style:font-name="Atkinson Hyperlegible1" fo:font-size="10pt" fo:language="fr" fo:country="FR" style:letter-kerning="false" style:font-name-asian="Calibri1" style:font-size-asian="10pt" style:font-name-complex="Calibri2" style:font-size-complex="10pt" style:language-complex="ar" style:country-complex="SA"/>
    </style:style>
    <style:style style:name="P124" style:family="paragraph" style:parent-style-name="Standard">
      <style:paragraph-properties fo:margin-top="2.12mm" fo:margin-bottom="0mm" style:contextual-spacing="false" fo:line-height="100%" fo:text-align="end" style:justify-single-word="false" fo:orphans="2" fo:widows="2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25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style:font-name="Atkinson Hyperlegible1" fo:font-size="18pt" fo:language="fr" fo:country="FR" fo:font-weight="normal" style:letter-kerning="false" style:font-name-asian="Calibri1" style:font-size-asian="18pt" style:language-asian="en" style:country-asian="US" style:font-weight-asian="normal" style:font-name-complex="Calibri2" style:font-size-complex="18pt" style:language-complex="ar" style:country-complex="SA" style:font-weight-complex="normal"/>
    </style:style>
    <style:style style:name="P126" style:family="paragraph" style:parent-style-name="Standard">
      <style:paragraph-properties fo:margin-left="0mm" fo:margin-right="0.6mm" fo:margin-top="0mm" fo:margin-bottom="0mm" style:contextual-spacing="false" fo:line-height="100%" fo:text-align="start" style:justify-single-word="false" fo:orphans="2" fo:widows="2" fo:text-indent="0mm" style:auto-text-indent="false"/>
      <style:text-properties fo:color="#2a6099" loext:opacity="100%" fo:font-size="18pt" fo:font-weight="normal" officeooo:paragraph-rsid="001d1c18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break-before="page"/>
      <style:text-properties fo:color="#404040" loext:opacity="100%" style:font-name="Atkinson Hyperlegible1" fo:font-size="42pt" style:font-size-asian="42pt" style:font-name-complex="Calibri2" style:font-size-complex="42pt"/>
    </style:style>
    <style:style style:name="P128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>
        <style:tab-stops>
          <style:tab-stop style:position="160.02mm" style:type="right" style:leader-style="dotted" style:leader-text="."/>
        </style:tab-stops>
      </style:paragraph-properties>
      <style:text-properties style:font-name="Atkinson Hyperlegible1" fo:language="fr" fo:country="FR" fo:font-weight="normal" style:letter-kerning="false" style:font-name-asian="Calibri1" style:font-weight-asian="normal" style:font-name-complex="Calibri2" style:language-complex="ar" style:country-complex="SA" style:font-weight-complex="normal"/>
    </style:style>
    <style:style style:name="P129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/>
      <style:text-properties officeooo:paragraph-rsid="001df5a6"/>
    </style:style>
    <style:style style:name="P130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  <style:text-properties style:font-name="Atkinson Hyperlegible1" fo:language="fr" fo:country="FR" style:letter-kerning="false" style:font-name-asian="Calibri1" style:font-name-complex="Calibri2" style:language-complex="ar" style:country-complex="SA"/>
    </style:style>
    <style:style style:name="P131" style:family="paragraph" style:parent-style-name="Standard">
      <style:paragraph-properties fo:margin-top="2.12mm" fo:margin-bottom="2.12mm" style:contextual-spacing="false" fo:line-height="100%" fo:text-align="start" style:justify-single-word="false" fo:orphans="2" fo:widows="2" fo:keep-with-next="always"/>
    </style:style>
    <style:style style:name="P132" style:family="paragraph" style:parent-style-name="Standard">
      <style:paragraph-properties fo:margin-left="2.29mm" fo:margin-right="0mm" fo:margin-top="0mm" fo:margin-bottom="0mm" style:contextual-spacing="false" fo:line-height="100%" fo:text-align="start" style:justify-single-word="false" fo:orphans="2" fo:widows="2" fo:text-indent="0mm" style:auto-text-indent="false" fo:keep-with-next="always"/>
    </style:style>
    <style:style style:name="P133" style:family="paragraph" style:parent-style-name="Standard">
      <style:paragraph-properties fo:margin-left="-1.92mm" fo:margin-right="0mm" fo:margin-top="2.12mm" fo:margin-bottom="0mm" style:contextual-spacing="false" fo:line-height="100%" fo:text-align="end" style:justify-single-word="false" fo:orphans="2" fo:widows="2" fo:text-indent="0mm" style:auto-text-indent="false">
        <style:tab-stops>
          <style:tab-stop style:position="0.6mm"/>
          <style:tab-stop style:position="160.02mm" style:type="right" style:leader-style="dotted" style:leader-text="."/>
        </style:tab-stops>
      </style:paragraph-properties>
      <style:text-properties fo:color="#404040" loext:opacity="100%" style:font-name="Atkinson Hyperlegible1" fo:font-size="10pt" fo:language="fr" fo:country="FR" style:letter-kerning="false" style:font-name-asian="Calibri1" style:font-size-asian="10pt" style:language-asian="en" style:country-asian="US" style:font-name-complex="Calibri2" style:font-size-complex="10pt" style:language-complex="ar" style:country-complex="SA"/>
    </style:style>
    <style:style style:name="P1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5fe08"/>
    </style:style>
    <style:style style:name="T2" style:family="text">
      <style:text-properties fo:font-weight="bold" style:font-weight-asian="bold"/>
    </style:style>
    <style:style style:name="T3" style:family="text">
      <style:text-properties fo:color="#595959" loext:opacity="100%" fo:font-size="24pt" fo:font-weight="bold" style:font-size-asian="24pt" style:font-weight-asian="bold" style:font-size-complex="24pt"/>
    </style:style>
    <style:style style:name="T4" style:family="text">
      <style:text-properties fo:color="#595959" loext:opacity="100%" fo:font-size="24pt" style:font-size-asian="24pt" style:font-size-complex="24pt"/>
    </style:style>
    <style:style style:name="T5" style:family="text">
      <style:text-properties fo:color="#595959" loext:opacity="100%" style:text-position="21% 100%" fo:font-size="14pt" style:font-size-asian="14pt" style:font-size-complex="14pt"/>
    </style:style>
    <style:style style:name="T6" style:family="text">
      <style:text-properties fo:color="#595959" loext:opacity="100%" style:font-name="Atkinson Hyperlegible1" fo:font-size="11pt" fo:language="fr" fo:country="FR" fo:font-style="italic" style:letter-kerning="false" fo:background-color="#c0c0c0" loext:char-shading-value="0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7" style:family="text">
      <style:text-properties fo:color="#d60093" loext:opacity="100%" fo:font-size="6pt" style:font-size-asian="6pt" style:language-asian="fr" style:country-asian="FR" style:font-size-complex="6pt"/>
    </style:style>
    <style:style style:name="T8" style:family="text">
      <style:text-properties fo:color="#d60093" loext:opacity="100%" style:font-name="Atkinson Hyperlegible1" fo:font-size="6pt" fo:language="fr" fo:country="FR" style:letter-kerning="false" style:font-name-asian="Calibri1" style:font-size-asian="6pt" style:language-asian="fr" style:country-asian="FR" style:font-name-complex="Calibri2" style:font-size-complex="6pt" style:language-complex="ar" style:country-complex="SA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color="#404040" loext:opacity="100%" fo:font-size="10pt" style:font-size-asian="10pt" style:font-size-complex="10pt"/>
    </style:style>
    <style:style style:name="T11" style:family="text">
      <style:text-properties fo:color="#404040" loext:opacity="100%" fo:font-size="12pt" style:font-size-asian="12pt" style:font-name-complex="Calibri2" style:font-size-complex="12pt"/>
    </style:style>
    <style:style style:name="T12" style:family="text">
      <style:text-properties fo:color="#404040" loext:opacity="100%" fo:font-size="12pt" fo:font-style="italic" fo:font-weight="bold" style:font-size-asian="12pt" style:language-asian="en" style:country-asian="US" style:font-style-asian="italic" style:font-weight-asian="bold" style:font-size-complex="12pt"/>
    </style:style>
    <style:style style:name="T13" style:family="text">
      <style:text-properties fo:color="#404040" loext:opacity="100%" fo:font-size="12pt" fo:background-color="#bfbfbf" loext:char-shading-value="0" style:font-size-asian="12pt" style:font-size-complex="12pt"/>
    </style:style>
    <style:style style:name="T14" style:family="text">
      <style:text-properties fo:color="#404040" loext:opacity="100%" fo:font-size="11pt" style:font-size-asian="11pt" style:language-asian="en" style:country-asian="US" style:font-size-complex="11pt"/>
    </style:style>
    <style:style style:name="T15" style:family="text">
      <style:text-properties fo:color="#404040" loext:opacity="100%" fo:font-size="11pt" fo:font-style="italic" fo:font-weight="bold" style:font-size-asian="11pt" style:language-asian="en" style:country-asian="US" style:font-style-asian="italic" style:font-weight-asian="bold" style:font-size-complex="11pt"/>
    </style:style>
    <style:style style:name="T16" style:family="text">
      <style:text-properties fo:color="#404040" loext:opacity="100%" fo:font-size="11pt" fo:font-style="italic" style:font-size-asian="11pt" style:language-asian="en" style:country-asian="US" style:font-style-asian="italic" style:font-size-complex="11pt"/>
    </style:style>
    <style:style style:name="T17" style:family="text">
      <style:text-properties fo:color="#404040" loext:opacity="100%" fo:font-size="11pt" fo:font-weight="bold" style:font-size-asian="11pt" style:language-asian="en" style:country-asian="US" style:font-weight-asian="bold" style:font-size-complex="11pt"/>
    </style:style>
    <style:style style:name="T18" style:family="text">
      <style:text-properties fo:color="#404040" loext:opacity="100%" style:font-name="Atkinson Hyperlegible1" fo:font-size="14pt" fo:language="fr" fo:country="FR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T19" style:family="text">
      <style:text-properties fo:color="#404040" loext:opacity="100%" style:font-name="Atkinson Hyperlegible1" fo:font-size="14pt" fo:language="fr" fo:country="FR" fo:font-style="italic" fo:font-weight="bold" officeooo:rsid="001df5a6" style:letter-kerning="false" style:font-name-asian="Calibri1" style:font-size-asian="14pt" style:language-asian="en" style:country-asian="US" style:font-style-asian="italic" style:font-weight-asian="bold" style:font-size-complex="14pt" style:language-complex="ar" style:country-complex="SA"/>
    </style:style>
    <style:style style:name="T20" style:family="text">
      <style:text-properties fo:color="#404040" loext:opacity="100%" style:font-name="Atkinson Hyperlegible1" fo:font-size="14pt" fo:language="fr" fo:country="FR" fo:font-style="italic" officeooo:rsid="001df5a6" style:letter-kerning="false" style:font-name-asian="Calibri1" style:font-size-asian="14pt" style:language-asian="en" style:country-asian="US" style:font-style-asian="italic" style:font-size-complex="14pt" style:language-complex="ar" style:country-complex="SA"/>
    </style:style>
    <style:style style:name="T21" style:family="text">
      <style:text-properties fo:color="#404040" loext:opacity="100%" style:font-name="Atkinson Hyperlegible1" fo:font-size="14pt" fo:language="fr" fo:country="FR" fo:font-style="italic" fo:font-weight="normal" officeooo:rsid="001df5a6" style:letter-kerning="false" style:font-name-asian="Calibri1" style:font-size-asian="14pt" style:language-asian="en" style:country-asian="US" style:font-style-asian="italic" style:font-weight-asian="normal" style:font-size-complex="14pt" style:language-complex="ar" style:country-complex="SA" style:font-weight-complex="normal"/>
    </style:style>
    <style:style style:name="T22" style:family="text">
      <style:text-properties fo:color="#404040" loext:opacity="100%" style:font-name="Atkinson Hyperlegible1" fo:font-size="11pt" fo:language="fr" fo:country="FR" style:letter-kerning="false" style:font-name-asian="Calibri1" style:font-size-asian="11pt" style:language-asian="en" style:country-asian="US" style:font-name-complex="Calibri2" style:font-size-complex="11pt" style:language-complex="ar" style:country-complex="SA"/>
    </style:style>
    <style:style style:name="T23" style:family="text">
      <style:text-properties fo:color="#404040" loext:opacity="100%" style:font-name="Atkinson Hyperlegible1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T24" style:family="text">
      <style:text-properties fo:color="#404040" loext:opacity="100%" style:language-asian="en" style:country-asian="US"/>
    </style:style>
    <style:style style:name="T25" style:family="text">
      <style:text-properties fo:font-style="italic" style:font-style-asian="italic"/>
    </style:style>
    <style:style style:name="T26" style:family="text">
      <style:text-properties fo:color="#7f7f7f" loext:opacity="100%" fo:font-size="9pt" style:font-size-asian="9pt" style:font-size-complex="9pt"/>
    </style:style>
    <style:style style:name="T27" style:family="text">
      <style:text-properties fo:color="#7f7f7f" loext:opacity="100%" fo:font-size="10pt" style:font-size-asian="10pt" style:font-size-complex="10pt"/>
    </style:style>
    <style:style style:name="T28" style:family="text">
      <style:text-properties fo:font-size="10pt" fo:font-style="italic" style:font-size-asian="10pt" style:font-style-asian="italic" style:font-size-complex="10pt"/>
    </style:style>
    <style:style style:name="T29" style:family="text">
      <style:text-properties fo:color="#000000" loext:opacity="100%" style:font-name="Atkinson Hyperlegible1" fo:font-size="11pt" fo:language="fr" fo:country="FR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30" style:family="text">
      <style:text-properties fo:color="#000000" loext:opacity="100%" style:font-name="Atkinson Hyperlegible1" fo:font-size="11pt" fo:language="fr" fo:country="FR" fo:font-style="italic" officeooo:rsid="001df5a6" style:letter-kerning="false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31" style:family="text">
      <style:text-properties fo:color="#000000" loext:opacity="100%" officeooo:rsid="0015fe08"/>
    </style:style>
    <style:style style:name="T32" style:family="text">
      <style:text-properties fo:color="#000000" loext:opacity="100%" officeooo:rsid="0014253d"/>
    </style:style>
    <style:style style:name="T33" style:family="text">
      <style:text-properties fo:color="#bfbfbf" loext:opacity="100%" fo:font-size="12pt" style:font-size-asian="12pt" style:font-name-complex="Calibri2" style:font-size-complex="12pt"/>
    </style:style>
    <style:style style:name="T34" style:family="text">
      <style:text-properties style:font-name="Atkinson Hyperlegible1" fo:font-size="11pt" fo:language="fr" fo:country="FR" style:letter-kerning="false" fo:background-color="#bfbfbf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35" style:family="text">
      <style:text-properties style:font-name="Atkinson Hyperlegible1" fo:font-size="11pt" fo:language="fr" fo:country="FR" officeooo:rsid="001d1c1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6" style:family="text">
      <style:text-properties style:font-name="Atkinson Hyperlegible1" fo:font-size="11pt" fo:language="fr" fo:country="FR" fo:font-weight="normal" officeooo:rsid="001d1c18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7" style:family="text">
      <style:text-properties style:font-name="Atkinson Hyperlegible1" fo:language="fr" fo:country="FR" officeooo:rsid="001d1c18" style:letter-kerning="false" style:font-name-asian="Calibri1" style:language-asian="en" style:country-asian="US" style:language-complex="ar" style:country-complex="SA"/>
    </style:style>
    <style:style style:name="T38" style:family="text">
      <style:text-properties style:font-name="Atkinson Hyperlegible1" fo:font-size="10pt" fo:language="fr" fo:country="FR" fo:font-style="normal" fo:font-weight="bold" style:letter-kerning="false" style:font-name-asian="Calibri1" style:font-size-asian="10pt" style:language-asian="en" style:country-asian="US" style:font-style-asian="normal" style:font-weight-asian="bold" style:font-name-complex="Calibri2" style:font-size-complex="10pt" style:language-complex="ar" style:country-complex="SA" style:font-style-complex="normal"/>
    </style:style>
    <style:style style:name="T39" style:family="text">
      <style:text-properties officeooo:rsid="0014253d"/>
    </style:style>
    <style:style style:name="T40" style:family="text">
      <style:text-properties officeooo:rsid="001c33de"/>
    </style:style>
    <style:style style:name="T41" style:family="text">
      <style:text-properties fo:font-size="42pt" style:font-size-asian="42pt" style:font-size-complex="42pt"/>
    </style:style>
    <style:style style:name="T42" style:family="text">
      <style:text-properties fo:font-size="42pt" officeooo:rsid="001c33de" style:font-size-asian="42pt" style:font-size-complex="42pt"/>
    </style:style>
    <style:style style:name="T43" style:family="text">
      <style:text-properties fo:color="#2a6099" loext:opacity="100%" officeooo:rsid="001d1c18" style:font-weight-complex="bold"/>
    </style:style>
    <style:style style:name="T44" style:family="text">
      <style:text-properties fo:color="#2a6099" loext:opacity="100%" officeooo:rsid="001d1c18"/>
    </style:style>
    <style:style style:name="T45" style:family="text">
      <style:text-properties fo:color="#2a6099" loext:opacity="100%" fo:font-weight="normal" officeooo:rsid="001d1c18" style:font-weight-asian="normal" style:font-weight-complex="normal"/>
    </style:style>
    <style:style style:name="T46" style:family="text">
      <style:text-properties fo:color="#2a6099" loext:opacity="100%" fo:font-style="italic" fo:font-weight="normal" officeooo:rsid="001d1c18" style:font-style-asian="italic" style:font-weight-asian="normal" style:font-style-complex="italic" style:font-weight-complex="normal"/>
    </style:style>
    <style:style style:name="T47" style:family="text">
      <style:text-properties officeooo:rsid="001d1c18"/>
    </style:style>
    <style:style style:name="T48" style:family="text">
      <style:text-properties officeooo:rsid="001d1c18" style:font-weight-complex="bold"/>
    </style:style>
    <style:style style:name="T49" style:family="text">
      <style:text-properties fo:language="fr" fo:country="FR" fo:font-style="italic" officeooo:rsid="001df5a6" style:language-asian="en" style:country-asian="US" style:font-style-asian="italic" style:language-complex="ar" style:country-complex="SA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stroke="none" svg:stroke-width="0.26mm" draw:stroke-linejoin="miter" draw:fill="none" draw:textarea-vertical-align="top" draw:auto-grow-height="false" fo:min-height="9.03mm" fo:min-width="77.21mm" fo:padding-top="1.27mm" fo:padding-bottom="1.27mm" fo:padding-left="2.54mm" fo:padding-right="2.54mm" fo:wrap-option="wrap" fo:margin-left="0mm" fo:margin-right="0mm" fo:margin-top="0mm" fo:margin-bottom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26mm" draw:stroke-linejoin="miter" draw:fill="none" draw:textarea-vertical-align="top" draw:auto-grow-height="false" fo:min-height="8.27mm" fo:min-width="95.46mm" fo:padding-top="1.27mm" fo:padding-bottom="1.27mm" fo:padding-left="2.54mm" fo:padding-right="2.54mm" fo:wrap-option="wrap" fo:margin-left="0mm" fo:margin-right="0mm" fo:margin-top="0mm" fo:margin-bottom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26mm" draw:stroke-linejoin="miter" draw:fill="none" draw:textarea-vertical-align="top" draw:auto-grow-height="false" fo:min-height="11.22mm" fo:min-width="55.74mm" fo:padding-top="1.27mm" fo:padding-bottom="1.27mm" fo:padding-left="2.54mm" fo:padding-right="2.54mm" fo:wrap-option="wrap" fo:margin-left="0mm" fo:margin-right="0mm" fo:margin-top="0mm" fo:margin-bottom="0.0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5">Nom de naissance</text:p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33"><text:span text:style-name="Placeholder_20_Text"><text:span text:style-name="T32">Baker</text:span></text:span></text:p>
          </table:table-cell>
        </table:table-row>
        <table:table-row table:style-name="Table1.1">
          <table:table-cell table:style-name="Table1.A1" office:value-type="string">
            <text:p text:style-name="P95">Prénom</text:p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33"><text:span text:style-name="Placeholder_20_Text"><text:span text:style-name="T32">Felix</text:span></text:span></text:p>
          </table:table-cell>
        </table:table-row>
        <table:table-row table:style-name="Table1.1">
          <table:table-cell table:style-name="Table1.A1" office:value-type="string">
            <text:p text:style-name="P32"><text:span text:style-name="T39">E-</text:span>mail</text:p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33"><text:span text:style-name="Placeholder_20_Text"><text:span text:style-name="T32">Fbaker@protonmail.com</text:span></text:span></text:p>
          </table:table-cell>
        </table:table-row>
      </table:table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Titre professionnel visé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8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34"><text:span text:style-name="Placeholder_20_Text"><text:span text:style-name="T31">Concepteur Développeur d’Applications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10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4">Modalité d’accès :</text:p>
          </table:table-cell>
          <table:covered-table-cell/>
        </table:table-row>
        <table:table-row table:style-name="Table2.6">
          <table:table-cell table:style-name="Table2.A6" table:number-columns-spanned="2" office:value-type="string">
            <text:p text:style-name="P17"/>
          </table:table-cell>
          <table:covered-table-cell/>
        </table:table-row>
        <table:table-row table:style-name="Table2.7">
          <table:table-cell table:style-name="Table2.A7" office:value-type="string">
            <text:p text:style-name="P96">☐</text:p>
          </table:table-cell>
          <table:table-cell table:style-name="Table2.B7" office:value-type="string">
            <text:p text:style-name="P20">Parcours de formation</text:p>
          </table:table-cell>
        </table:table-row>
        <table:table-row table:style-name="Table2.8">
          <table:table-cell table:style-name="Table2.A8" office:value-type="string">
            <text:p text:style-name="P96">☐</text:p>
          </table:table-cell>
          <table:table-cell table:style-name="Table2.B8" office:value-type="string">
            <text:p text:style-name="P20">Validation des Acquis de l’Expérience (VAE)</text:p>
          </table:table-cell>
        </table:table-row>
        <table:table-row table:style-name="Table2.9">
          <table:table-cell table:style-name="Table2.A9" table:number-columns-spanned="2" office:value-type="string">
            <text:p text:style-name="P10"/>
          </table:table-cell>
          <table:covered-table-cell/>
        </table:table-row>
      </table:table>
      <text:p text:style-name="P45"/>
      <text:p text:style-name="P45"/>
      <text:p text:style-name="P113"><text:s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>Présentation du dossier</text:p>
          </table:table-cell>
        </table:table-row>
        <table:table-row table:style-name="Table6.2">
          <table:table-cell table:style-name="Table6.A2" office:value-type="string">
            <text:p text:style-name="P28"/>
          </table:table-cell>
        </table:table-row>
        <table:table-row table:style-name="Table6.3">
          <table:table-cell table:style-name="Table6.A3" office:value-type="string">
            <text:p text:style-name="P10"/>
          </table:table-cell>
        </table:table-row>
        <table:table-row table:style-name="Table6.4">
          <table:table-cell table:style-name="Table6.A4" office:value-type="string">
            <text:p text:style-name="P53"/>
            <text:p text:style-name="P53">Le dossier professionnel (DP) constitue un élément du système de validation du titre professionnel.<text:line-break/><text:span text:style-name="T2">Ce titre est délivré par le Ministère chargé de l’emploi.</text:span></text:p>
            <text:p text:style-name="P53">Le DP appartient au candidat. Il le conserve, l’actualise durant son parcours et le présente <text:span text:style-name="T2">obligatoirement à chaque session d’examen</text:span>.</text:p>
            <text:p text:style-name="P54">Pour rédiger le DP, le candidat peut être aidé par un formateur ou par un accompagnateur VAE.</text:p>
            <text:p text:style-name="P54">Il est consulté par le jury au moment de la session d’examen.</text:p>
            <text:p text:style-name="P55"/>
            <text:p text:style-name="P56">Pour prendre sa décision, le jury dispose :</text:p>
            <text:list xml:id="list3359235777" text:style-name="WWNum7">
              <text:list-item>
                <text:p text:style-name="P85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43"/>
            <text:list xml:id="list133153915737545" text:continue-numbering="true" text:style-name="WWNum7">
              <text:list-item>
                <text:p text:style-name="P86">du <text:span text:style-name="T2">Dossier Professionnel</text:span> (DP) dans lequel le candidat a consigné les preuves de sa pratique professionnelle.</text:p>
              </text:list-item>
            </text:list>
            <text:p text:style-name="P44"/>
            <text:list xml:id="list133152222381390" text:continue-numbering="true" text:style-name="WWNum7">
              <text:list-item>
                <text:p text:style-name="P86">des résultats des évaluations passées en cours de formation lorsque le candidat évalué est issu d’un parcours de formation</text:p>
              </text:list-item>
            </text:list>
            <text:p text:style-name="P44"/>
            <text:list xml:id="list133153656033950" text:continue-numbering="true" text:style-name="WWNum7">
              <text:list-item>
                <text:p text:style-name="P86">de l’entretien final (dans le cadre de la session titre).</text:p>
              </text:list-item>
            </text:list>
            <text:p text:style-name="P63"/>
            <text:p text:style-name="P68"><text:span text:style-name="T10"><text:tab/></text:span><text:span text:style-name="T27"><text:tab/></text:span><text:span text:style-name="T26">[Arrêté du 22 décembre 2015, relatif aux conditions de délivrance des titres professionnels</text:span></text:p>
            <text:p text:style-name="P65">du ministère chargé de l’Emploi]</text:p>
            <text:p text:style-name="P57"/>
            <text:p text:style-name="P56">Ce dossier comporte :</text:p>
            <text:list xml:id="list1101442868" text:style-name="WWNum5">
              <text:list-item>
                <text:p text:style-name="P114">pour chaque activité-type du titre visé, un à trois exemples de pratique professionnelle ;</text:p>
              </text:list-item>
              <text:list-item>
                <text:p text:style-name="P114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14">une déclaration sur l’honneur à compléter et à signer ;</text:p>
              </text:list-item>
              <text:list-item>
                <text:p text:style-name="P114">des documents illustrant la pratique professionnelle du candidat (facultatif)</text:p>
              </text:list-item>
              <text:list-item>
                <text:p text:style-name="P114">des annexes, si nécessaire.</text:p>
              </text:list-item>
            </text:list>
          </table:table-cell>
        </table:table-row>
        <table:table-row table:style-name="Table6.5">
          <table:table-cell table:style-name="Table6.A5" office:value-type="string">
            <text:p text:style-name="P115">Pour compléter ce dossier, le candidat dispose d’un site web en accès libre sur le site.</text:p>
          </table:table-cell>
        </table:table-row>
        <table:table-row table:style-name="Table6.6">
          <table:table-cell table:style-name="Table6.A6" office:value-type="string">
            <text:p text:style-name="P116"><text:a xlink:type="simple" xlink:href="http://travail-emploi.gouv.fr/titres-professionnels" text:style-name="Internet_20_link" text:visited-style-name="Visited_20_Internet_20_Link"><text:span text:style-name="Internet_20_link"><text:span text:style-name="T38">http://travail-emploi.gouv.fr/titres-professionnels</text:span></text:span></text:a></text:p>
          </table:table-cell>
        </table:table-row>
      </table:table>
      <text:p text:style-name="P59"/>
      <text:p text:style-name="P59"/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table:number-columns-spanned="4" office:value-type="string">
            <text:p text:style-name="P121">Sommaire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3" office:value-type="string">
            <text:p text:style-name="P100"/>
            <text:p text:style-name="P103">Exemples de pratique professionnelle</text:p>
            <text:p text:style-name="P100"/>
          </table:table-cell>
          <table:covered-table-cell/>
          <table:covered-table-cell/>
          <table:table-cell table:style-name="Table7.D2" office:value-type="string">
            <text:p text:style-name="P29"/>
          </table:table-cell>
        </table:table-row>
        <table:table-row table:style-name="Table7.3">
          <table:table-cell table:style-name="Table7.A3" table:number-columns-spanned="2" office:value-type="string">
            <text:p text:style-name="P119">Intitulé de l’activité-type n° 1</text:p>
          </table:table-cell>
          <table:covered-table-cell/>
          <table:table-cell table:style-name="Table7.C3" office:value-type="string">
            <text:p text:style-name="P101">p.</text:p>
          </table:table-cell>
          <table:table-cell table:style-name="Table7.D3" office:value-type="string">
            <text:p text:style-name="P70">5</text:p>
          </table:table-cell>
        </table:table-row>
        <table:table-row table:style-name="Table7.1">
          <table:table-cell table:style-name="Table7.A4" office:value-type="string">
            <text:p text:style-name="P10"/>
          </table:table-cell>
          <table:table-cell table:style-name="Table7.D2" office:value-type="string">
            <text:list xml:id="list3212689056" text:style-name="L1">
              <text:list-item>
                <text:p text:style-name="P122"><text:span text:style-name="T24">Intitulé de l’exemple n° 1  <text:tab/>p.</text:span></text:p>
              </text:list-item>
            </text:list>
          </table:table-cell>
          <table:table-cell table:style-name="Table7.C4" office:value-type="string">
            <text:p text:style-name="P124">p.</text:p>
          </table:table-cell>
          <table:table-cell table:style-name="Table7.D4" office:value-type="string">
            <text:p text:style-name="P133"/>
          </table:table-cell>
        </table:table-row>
        <table:table-row table:style-name="Table7.1">
          <table:table-cell table:style-name="Table7.A5" office:value-type="string">
            <text:p text:style-name="P10"/>
          </table:table-cell>
          <table:table-cell table:style-name="Table7.D2" office:value-type="string">
            <text:list xml:id="list133152534732043" text:continue-numbering="true" text:style-name="L1">
              <text:list-item>
                <text:p text:style-name="P122"><text:span text:style-name="T24">Intitulé de l’exemple n° 2  <text:tab/>p.</text:span></text:p>
              </text:list-item>
            </text:list>
          </table:table-cell>
          <table:table-cell table:style-name="Table7.C5" office:value-type="string">
            <text:p text:style-name="P124">p.</text:p>
          </table:table-cell>
          <table:table-cell table:style-name="Table7.D5" office:value-type="string">
            <text:p text:style-name="P133"/>
          </table:table-cell>
        </table:table-row>
        <table:table-row table:style-name="Table7.1">
          <table:table-cell table:style-name="Table7.A6" office:value-type="string">
            <text:p text:style-name="P10"/>
          </table:table-cell>
          <table:table-cell table:style-name="Table7.D2" office:value-type="string">
            <text:list xml:id="list133153648605940" text:continue-numbering="true" text:style-name="L1">
              <text:list-item>
                <text:p text:style-name="P122"><text:span text:style-name="T24">Intitulé de l’exemple n° 3  <text:tab/>p</text:span></text:p>
              </text:list-item>
            </text:list>
          </table:table-cell>
          <table:table-cell table:style-name="Table7.C6" office:value-type="string">
            <text:p text:style-name="P124">p.</text:p>
          </table:table-cell>
          <table:table-cell table:style-name="Table7.D6" office:value-type="string">
            <text:p text:style-name="P133"/>
          </table:table-cell>
        </table:table-row>
        <table:table-row table:style-name="Table7.7">
          <table:table-cell table:style-name="Table7.A7" office:value-type="string">
            <text:p text:style-name="P9"/>
          </table:table-cell>
          <table:table-cell table:style-name="Table7.D2" office:value-type="string">
            <text:p text:style-name="P11"/>
          </table:table-cell>
          <table:table-cell table:style-name="Table7.C7" office:value-type="string">
            <text:p text:style-name="P14"/>
          </table:table-cell>
          <table:table-cell table:style-name="Table7.D7" office:value-type="string">
            <text:p text:style-name="P71"/>
          </table:table-cell>
        </table:table-row>
        <table:table-row table:style-name="Table7.1">
          <table:table-cell table:style-name="Table7.A8" table:number-columns-spanned="2" office:value-type="string">
            <text:p text:style-name="P119">Intitulé de l’activité-type n° 2</text:p>
          </table:table-cell>
          <table:covered-table-cell/>
          <table:table-cell table:style-name="Table7.C3" office:value-type="string">
            <text:p text:style-name="P101">p.</text:p>
          </table:table-cell>
          <table:table-cell table:style-name="Table7.D8" office:value-type="string">
            <text:p text:style-name="P73"/>
          </table:table-cell>
        </table:table-row>
        <table:table-row table:style-name="Table7.1">
          <table:table-cell table:style-name="Table7.A9" office:value-type="string">
            <text:p text:style-name="P10"/>
          </table:table-cell>
          <table:table-cell table:style-name="Table7.A2" office:value-type="string">
            <text:list xml:id="list2397966622" text:style-name="L2">
              <text:list-item>
                <text:p text:style-name="P123"><text:span text:style-name="T24">Intitulé de l’exemple n° 1  <text:tab/>p.</text:span></text:p>
              </text:list-item>
            </text:list>
          </table:table-cell>
          <table:table-cell table:style-name="Table7.C9" office:value-type="string">
            <text:p text:style-name="P124">p.</text:p>
          </table:table-cell>
          <table:table-cell table:style-name="Table7.D9" office:value-type="string">
            <text:p text:style-name="P133"/>
          </table:table-cell>
        </table:table-row>
        <table:table-row table:style-name="Table7.1">
          <table:table-cell table:style-name="Table7.A10" office:value-type="string">
            <text:p text:style-name="P10"/>
          </table:table-cell>
          <table:table-cell table:style-name="Table7.A2" office:value-type="string">
            <text:list xml:id="list133152229584460" text:continue-numbering="true" text:style-name="L2">
              <text:list-item>
                <text:p text:style-name="P123"><text:span text:style-name="T24">Intitulé de l’exemple n° 2  <text:tab/>p.</text:span></text:p>
              </text:list-item>
            </text:list>
          </table:table-cell>
          <table:table-cell table:style-name="Table7.C10" office:value-type="string">
            <text:p text:style-name="P124">p.</text:p>
          </table:table-cell>
          <table:table-cell table:style-name="Table7.D10" office:value-type="string">
            <text:p text:style-name="P133"/>
          </table:table-cell>
        </table:table-row>
        <table:table-row table:style-name="Table7.1">
          <table:table-cell table:style-name="Table7.A11" office:value-type="string">
            <text:p text:style-name="P10"/>
          </table:table-cell>
          <table:table-cell table:style-name="Table7.A2" office:value-type="string">
            <text:list xml:id="list133153971033880" text:continue-numbering="true" text:style-name="L2">
              <text:list-item>
                <text:p text:style-name="P123"><text:span text:style-name="T24">Intitulé de l’exemple n° 3  <text:tab/>p</text:span></text:p>
              </text:list-item>
            </text:list>
          </table:table-cell>
          <table:table-cell table:style-name="Table7.C11" office:value-type="string">
            <text:p text:style-name="P124">p.</text:p>
          </table:table-cell>
          <table:table-cell table:style-name="Table7.D11" office:value-type="string">
            <text:p text:style-name="P133"/>
          </table:table-cell>
        </table:table-row>
        <table:table-row table:style-name="Table7.1">
          <table:table-cell table:style-name="Table7.D2" office:value-type="string">
            <text:p text:style-name="P12"/>
          </table:table-cell>
          <table:table-cell table:style-name="Table7.D2" office:value-type="string">
            <text:p text:style-name="P12"/>
          </table:table-cell>
          <table:table-cell table:style-name="Table7.C12" office:value-type="string">
            <text:p text:style-name="P15"/>
          </table:table-cell>
          <table:table-cell table:style-name="Table7.D12" office:value-type="string">
            <text:p text:style-name="P72"/>
          </table:table-cell>
        </table:table-row>
        <table:table-row table:style-name="Table7.1">
          <table:table-cell table:style-name="Table7.A13" table:number-columns-spanned="2" office:value-type="string">
            <text:p text:style-name="P119">Intitulé de l’activité-type n° 3</text:p>
          </table:table-cell>
          <table:covered-table-cell/>
          <table:table-cell table:style-name="Table7.C3" office:value-type="string">
            <text:p text:style-name="P101">p.</text:p>
          </table:table-cell>
          <table:table-cell table:style-name="Table7.D8" office:value-type="string">
            <text:p text:style-name="P73"/>
          </table:table-cell>
        </table:table-row>
        <table:table-row table:style-name="Table7.1">
          <table:table-cell table:style-name="Table7.A14" office:value-type="string">
            <text:p text:style-name="P12"/>
          </table:table-cell>
          <table:table-cell table:style-name="Table7.B14" office:value-type="string">
            <text:p text:style-name="P76"><text:span text:style-name="T7"></text:span><text:span text:style-name="T14"> Intitulé de l’exemple n° 1  <text:tab/>p.</text:span></text:p>
          </table:table-cell>
          <table:table-cell table:style-name="Table7.C14" office:value-type="string">
            <text:p text:style-name="P75">p.</text:p>
          </table:table-cell>
          <table:table-cell table:style-name="Table7.D14" office:value-type="string">
            <text:p text:style-name="P74"/>
          </table:table-cell>
        </table:table-row>
        <table:table-row table:style-name="Table7.1">
          <table:table-cell table:style-name="Table7.A15" office:value-type="string">
            <text:p text:style-name="P12"/>
          </table:table-cell>
          <table:table-cell table:style-name="Table7.B15" office:value-type="string">
            <text:p text:style-name="P76"><text:span text:style-name="T7"></text:span><text:span text:style-name="T14"> Intitulé de l’exemple n° 2  <text:tab/>p.</text:span></text:p>
          </table:table-cell>
          <table:table-cell table:style-name="Table7.C15" office:value-type="string">
            <text:p text:style-name="P75">p.</text:p>
          </table:table-cell>
          <table:table-cell table:style-name="Table7.D15" office:value-type="string">
            <text:p text:style-name="P74"/>
          </table:table-cell>
        </table:table-row>
        <table:table-row table:style-name="Table7.1">
          <table:table-cell table:style-name="Table7.A16" office:value-type="string">
            <text:p text:style-name="P12"/>
          </table:table-cell>
          <table:table-cell table:style-name="Table7.B16" office:value-type="string">
            <text:p text:style-name="P76"><text:span text:style-name="T7"></text:span><text:span text:style-name="T14"> Intitulé de l’exemple n° 3  <text:tab/>p</text:span></text:p>
          </table:table-cell>
          <table:table-cell table:style-name="Table7.C16" office:value-type="string">
            <text:p text:style-name="P75">p.</text:p>
          </table:table-cell>
          <table:table-cell table:style-name="Table7.D16" office:value-type="string">
            <text:p text:style-name="P74"/>
          </table:table-cell>
        </table:table-row>
        <table:table-row table:style-name="Table7.1">
          <table:table-cell table:style-name="Table7.D2" office:value-type="string">
            <text:p text:style-name="P12"/>
          </table:table-cell>
          <table:table-cell table:style-name="Table7.D2" office:value-type="string">
            <text:p text:style-name="P12"/>
          </table:table-cell>
          <table:table-cell table:style-name="Table7.C17" office:value-type="string">
            <text:p text:style-name="P15"/>
          </table:table-cell>
          <table:table-cell table:style-name="Table7.D17" office:value-type="string">
            <text:p text:style-name="P72"/>
          </table:table-cell>
        </table:table-row>
        <table:table-row table:style-name="Table7.1">
          <table:table-cell table:style-name="Table7.A18" table:number-columns-spanned="2" office:value-type="string">
            <text:p text:style-name="P117">Intitulé de l’activité-type n° 4</text:p>
          </table:table-cell>
          <table:covered-table-cell/>
          <table:table-cell table:style-name="Table7.C18" office:value-type="string">
            <text:p text:style-name="P101">p.</text:p>
          </table:table-cell>
          <table:table-cell table:style-name="Table7.D8" office:value-type="string">
            <text:p text:style-name="P73"/>
          </table:table-cell>
        </table:table-row>
        <table:table-row table:style-name="Table7.1">
          <table:table-cell table:style-name="Table7.A19" office:value-type="string">
            <text:p text:style-name="P12"/>
          </table:table-cell>
          <table:table-cell table:style-name="Table7.B19" office:value-type="string">
            <text:p text:style-name="P76"><text:span text:style-name="T7"></text:span><text:span text:style-name="T14"> Intitulé de l’exemple n° 1  <text:tab/>p.</text:span></text:p>
          </table:table-cell>
          <table:table-cell table:style-name="Table7.C19" office:value-type="string">
            <text:p text:style-name="P75">p.</text:p>
          </table:table-cell>
          <table:table-cell table:style-name="Table7.D19" office:value-type="string">
            <text:p text:style-name="P74"/>
          </table:table-cell>
        </table:table-row>
        <table:table-row table:style-name="Table7.1">
          <table:table-cell table:style-name="Table7.A20" office:value-type="string">
            <text:p text:style-name="P12"/>
          </table:table-cell>
          <table:table-cell table:style-name="Table7.B20" office:value-type="string">
            <text:p text:style-name="P76"><text:span text:style-name="T7"></text:span><text:span text:style-name="T14"> Intitulé de l’exemple n° 2  <text:tab/>p.</text:span></text:p>
          </table:table-cell>
          <table:table-cell table:style-name="Table7.C20" office:value-type="string">
            <text:p text:style-name="P75">p.</text:p>
          </table:table-cell>
          <table:table-cell table:style-name="Table7.D20" office:value-type="string">
            <text:p text:style-name="P74"/>
          </table:table-cell>
        </table:table-row>
        <table:table-row table:style-name="Table7.1">
          <table:table-cell table:style-name="Table7.A21" office:value-type="string">
            <text:p text:style-name="P12"/>
          </table:table-cell>
          <table:table-cell table:style-name="Table7.B21" office:value-type="string">
            <text:p text:style-name="P76"><text:span text:style-name="T7"></text:span><text:span text:style-name="T14"> Intitulé de l’exemple n° 3  <text:tab/>p</text:span></text:p>
          </table:table-cell>
          <table:table-cell table:style-name="Table7.C21" office:value-type="string">
            <text:p text:style-name="P75">p.</text:p>
          </table:table-cell>
          <table:table-cell table:style-name="Table7.D21" office:value-type="string">
            <text:p text:style-name="P74"/>
          </table:table-cell>
        </table:table-row>
        <table:table-row table:style-name="Table7.1">
          <table:table-cell table:style-name="Table7.D2" office:value-type="string">
            <text:p text:style-name="P12"/>
          </table:table-cell>
          <table:table-cell table:style-name="Table7.D2" office:value-type="string">
            <text:p text:style-name="P12"/>
          </table:table-cell>
          <table:table-cell table:style-name="Table7.C22" office:value-type="string">
            <text:p text:style-name="P15"/>
          </table:table-cell>
          <table:table-cell table:style-name="Table7.D22" office:value-type="string">
            <text:p text:style-name="P72"/>
          </table:table-cell>
        </table:table-row>
        <table:table-row table:style-name="Table7.1">
          <table:table-cell table:style-name="Table7.A23" table:number-columns-spanned="2" office:value-type="string">
            <text:p text:style-name="P60"><text:span text:style-name="T9">Titres, diplômes, CQP, attestations de formation </text:span><text:span text:style-name="T28">(facultatif)</text:span></text:p>
          </table:table-cell>
          <table:covered-table-cell/>
          <table:table-cell table:style-name="Table7.C23" office:value-type="string">
            <text:p text:style-name="P58">p.</text:p>
          </table:table-cell>
          <table:table-cell table:style-name="Table7.D23" office:value-type="string">
            <text:p text:style-name="P69"/>
          </table:table-cell>
        </table:table-row>
        <table:table-row table:style-name="Table7.1">
          <table:table-cell table:style-name="Table7.A24" table:number-columns-spanned="2" office:value-type="string">
            <text:p text:style-name="P118">Déclaration sur l’honneur</text:p>
          </table:table-cell>
          <table:covered-table-cell/>
          <table:table-cell table:style-name="Table7.C24" office:value-type="string">
            <text:p text:style-name="P58">p.</text:p>
          </table:table-cell>
          <table:table-cell table:style-name="Table7.D24" office:value-type="string">
            <text:p text:style-name="P69"/>
          </table:table-cell>
        </table:table-row>
        <table:table-row table:style-name="Table7.1">
          <table:table-cell table:style-name="Table7.A25" table:number-columns-spanned="2" office:value-type="string">
            <text:p text:style-name="P60"><text:span text:style-name="T9">Documents illustrant la pratique professionnelle </text:span><text:span text:style-name="T28">(facultatif)</text:span></text:p>
          </table:table-cell>
          <table:covered-table-cell/>
          <table:table-cell table:style-name="Table7.C25" office:value-type="string">
            <text:p text:style-name="P58">p.</text:p>
          </table:table-cell>
          <table:table-cell table:style-name="Table7.D25" office:value-type="string">
            <text:p text:style-name="P69"/>
          </table:table-cell>
        </table:table-row>
        <table:table-row table:style-name="Table7.1">
          <table:table-cell table:style-name="Table7.A26" table:number-columns-spanned="2" office:value-type="string">
            <text:p text:style-name="P60"><text:span text:style-name="T9">Annexes </text:span><text:span text:style-name="T28">(Si le RC le prévoit)</text:span></text:p>
          </table:table-cell>
          <table:covered-table-cell/>
          <table:table-cell table:style-name="Table7.C26" office:value-type="string">
            <text:p text:style-name="P58">p.</text:p>
          </table:table-cell>
          <table:table-cell table:style-name="Table7.D26" office:value-type="string">
            <text:p text:style-name="P69"/>
          </table:table-cell>
        </table:table-row>
      </table:table>
      <text:p text:style-name="P61"/>
      <text:p text:style-name="P46"/>
      <text:p text:style-name="P127"/>
      <text:p text:style-name="P91"/>
      <text:p text:style-name="P91"/>
      <text:p text:style-name="P112">Exemples de <text:span text:style-name="T40">P</text:span>ratique</text:p>
      <text:p text:style-name="P111"><text:span text:style-name="T42">P</text:span><text:span text:style-name="T41">rofessionnell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25">Activité-<text:span text:style-name="T47">type</text:span></text:p>
          </table:table-cell>
          <table:table-cell table:style-name="Table8.A1" office:value-type="string">
            <text:p text:style-name="P126"><text:span text:style-name="T37">1</text:span></text:p>
          </table:table-cell>
          <table:table-cell table:style-name="Table8.A1" table:number-columns-spanned="4" office:value-type="string">
            <text:p text:style-name="P104"><text:span text:style-name="Placeholder_20_Text"><text:span text:style-name="T46">Concevoir et développer des composants d'interface</text:span>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128"><text:span text:style-name="T16">Exemple n° 1</text:span></text:p>
          </table:table-cell>
          <table:covered-table-cell/>
          <table:table-cell table:style-name="Table8.A2" table:number-columns-spanned="4" office:value-type="string">
            <text:p text:style-name="P129"><text:span text:style-name="Placeholder_20_Text"><text:span text:style-name="T21">Maquetter un Application</text:span></text:span></text:p>
          </table:table-cell>
          <table:covered-table-cell/>
          <table:covered-table-cell/>
          <table:covered-table-cell/>
        </table:table-row>
        <table:table-row table:style-name="Table8.3">
          <table:table-cell table:style-name="Table8.A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6" office:value-type="string">
            <text:p text:style-name="P35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8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8.F9" office:value-type="string">
            <text:p text:style-name="P29"/>
          </table:table-cell>
        </table:table-row>
        <table:table-row table:style-name="Table8.10">
          <table:table-cell table:style-name="Table8.A10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1">
          <table:table-cell table:style-name="Table8.A11" table:number-columns-spanned="6" office:value-type="string">
            <text:p text:style-name="P35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6" office:value-type="string">
            <text:p text:style-name="P35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1">
          <table:table-cell table:style-name="Table8.A2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8.F21" office:value-type="string">
            <text:p text:style-name="P29"/>
          </table:table-cell>
        </table:table-row>
        <table:table-row table:style-name="Table8.22">
          <table:table-cell table:style-name="Table8.A2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6" office:value-type="string">
            <text:p text:style-name="P35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le8.E24" table:number-columns-spanned="2" office:value-type="string">
            <text:p text:style-name="P35"/>
          </table:table-cell>
          <table:covered-table-cell/>
        </table:table-row>
        <table:table-row table:style-name="Table8.25">
          <table:table-cell table:style-name="Table8.A25" table:number-columns-spanned="4" office:value-type="string">
            <text:p text:style-name="P62"><text:span text:style-name="T14">Nom de l’entreprise, organisme ou association</text:span><text:span text:style-name="T17"> <text:s/></text:span><text:span text:style-name="T7"></text:span></text:p>
          </table:table-cell>
          <table:covered-table-cell/>
          <table:covered-table-cell/>
          <table:covered-table-cell/>
          <table:table-cell table:style-name="Table8.E25" table:number-columns-spanned="2" office:value-type="string">
            <text:p text:style-name="P84"><text:span text:style-name="Placeholder_20_Text"><text:span text:style-name="T6">Cliquez ici pour taper du texte.</text:span></text:span></text:p>
          </table:table-cell>
          <table:covered-table-cell/>
        </table:table-row>
        <table:table-row table:style-name="Table8.26">
          <table:table-cell table:style-name="Table8.A26" table:number-columns-spanned="3" office:value-type="string">
            <text:p text:style-name="P83"><text:span text:style-name="T14">Chantier, atelier, service</text:span><text:span text:style-name="T17"><text:tab/></text:span><text:span text:style-name="T7"></text:span></text:p>
          </table:table-cell>
          <table:covered-table-cell/>
          <table:covered-table-cell/>
          <table:table-cell table:style-name="Table8.D26" table:number-columns-spanned="3" office:value-type="string">
            <text:p text:style-name="P82"><text:span text:style-name="Placeholder_20_Text"><text:span text:style-name="T6">Cliquez ici pour taper du texte.</text:span></text:span></text:p>
          </table:table-cell>
          <table:covered-table-cell/>
          <table:covered-table-cell/>
        </table:table-row>
        <table:table-row table:style-name="Table8.27">
          <table:table-cell table:style-name="Table8.A27" table:number-columns-spanned="6" office:value-type="string">
            <text:p text:style-name="P82"><text:span text:style-name="T22">Période d’exercice</text:span><text:span text:style-name="T23"> <text:s/><text:tab/></text:span><text:span text:style-name="T8"></text:span><text:span text:style-name="T22">Du :<text:tab/></text:span><text:span text:style-name="Placeholder_20_Text"><text:span text:style-name="T6">C</text:span></text:span><field:fieldmark-start text:name="__Fieldmark__1847_1771521375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">liquez ici</text:span></text:span><field:fieldmark-end/><text:span text:style-name="T23"><text:tab/></text:span><text:span text:style-name="T22">au :</text:span><text:span text:style-name="T23"><text:tab/></text:span><text:span text:style-name="Placeholder_20_Text"><text:span text:style-name="T6">C</text:span></text:span><field:fieldmark-start text:name="__Fieldmark__1848_1771521375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8.F28" office:value-type="string">
            <text:p text:style-name="P29"/>
          </table:table-cell>
        </table:table-row>
        <table:table-row table:style-name="Table8.29">
          <table:table-cell table:style-name="Table8.A2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Table8.F29" office:value-type="string">
            <text:p text:style-name="P29"/>
          </table:table-cell>
        </table:table-row>
        <table:table-row table:style-name="Table8.30">
          <table:table-cell table:style-name="Table8.A30" table:number-columns-spanned="5" office:value-type="string">
            <text:p text:style-name="P36"><text:span text:style-name="T2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  <table:table-cell table:style-name="Table8.F30" office:value-type="string">
            <text:p text:style-name="P29"/>
          </table:table-cell>
        </table:table-row>
        <table:table-row table:style-name="Table8.6">
          <table:table-cell table:style-name="Table8.A3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p text:style-name="P49"/>
      <text:p text:style-name="P7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78">Activité-type</text:p>
          </table:table-cell>
          <table:table-cell table:style-name="Table9.A1" office:value-type="string">
            <text:p text:style-name="P79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9.A1" table:number-columns-spanned="4" office:value-type="string">
            <text:p text:style-name="P26"><text:span text:style-name="Placeholder_20_Text"><text:span text:style-name="T18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81"><text:span text:style-name="T15">Exemple n° 1</text:span><text:span text:style-name="T12"> <text:s/></text:span><text:span text:style-name="T7"></text:span></text:p>
          </table:table-cell>
          <table:covered-table-cell/>
          <table:table-cell table:style-name="Table9.C2" table:number-columns-spanned="4" office:value-type="string">
            <text:p text:style-name="P80"><text:span text:style-name="Placeholder_20_Text"><text:span text:style-name="T29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6" office:value-type="string">
            <text:p text:style-name="P35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9.F9" office:value-type="string">
            <text:p text:style-name="P29"/>
          </table:table-cell>
        </table:table-row>
        <table:table-row table:style-name="Table9.10">
          <table:table-cell table:style-name="Table9.A10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1">
          <table:table-cell table:style-name="Table9.A11" table:number-columns-spanned="6" office:value-type="string">
            <text:p text:style-name="P35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6" office:value-type="string">
            <text:p text:style-name="P35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1">
          <table:table-cell table:style-name="Table9.A2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9.F21" office:value-type="string">
            <text:p text:style-name="P29"/>
          </table:table-cell>
        </table:table-row>
        <table:table-row table:style-name="Table9.22">
          <table:table-cell table:style-name="Table9.A2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6" office:value-type="string">
            <text:p text:style-name="P35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le9.E24" table:number-columns-spanned="2" office:value-type="string">
            <text:p text:style-name="P35"/>
          </table:table-cell>
          <table:covered-table-cell/>
        </table:table-row>
        <table:table-row table:style-name="Table9.25">
          <table:table-cell table:style-name="Table9.A25" table:number-columns-spanned="4" office:value-type="string">
            <text:p text:style-name="P62"><text:span text:style-name="T14">Nom de l’entreprise, organisme ou association</text:span><text:span text:style-name="T17"> <text:s/></text:span><text:span text:style-name="T7"></text:span></text:p>
          </table:table-cell>
          <table:covered-table-cell/>
          <table:covered-table-cell/>
          <table:covered-table-cell/>
          <table:table-cell table:style-name="Table9.E25" table:number-columns-spanned="2" office:value-type="string">
            <text:p text:style-name="P84"><text:span text:style-name="Placeholder_20_Text"><text:span text:style-name="T6">Cliquez ici pour taper du texte.</text:span></text:span></text:p>
          </table:table-cell>
          <table:covered-table-cell/>
        </table:table-row>
        <table:table-row table:style-name="Table9.26">
          <table:table-cell table:style-name="Table9.A26" table:number-columns-spanned="3" office:value-type="string">
            <text:p text:style-name="P83"><text:span text:style-name="T14">Chantier, atelier, service</text:span><text:span text:style-name="T17"><text:tab/></text:span><text:span text:style-name="T7"></text:span></text:p>
          </table:table-cell>
          <table:covered-table-cell/>
          <table:covered-table-cell/>
          <table:table-cell table:style-name="Table9.D26" table:number-columns-spanned="3" office:value-type="string">
            <text:p text:style-name="P82"><text:span text:style-name="Placeholder_20_Text"><text:span text:style-name="T6">Cliquez ici pour taper du texte.</text:span></text:span></text:p>
          </table:table-cell>
          <table:covered-table-cell/>
          <table:covered-table-cell/>
        </table:table-row>
        <table:table-row table:style-name="Table9.27">
          <table:table-cell table:style-name="Table9.A27" table:number-columns-spanned="6" office:value-type="string">
            <text:p text:style-name="P82"><text:span text:style-name="T22">Période d’exercice</text:span><text:span text:style-name="T23"> <text:s/><text:tab/></text:span><text:span text:style-name="T8"></text:span><text:span text:style-name="T22">Du :<text:tab/></text:span><text:span text:style-name="Placeholder_20_Text"><text:span text:style-name="T6">C</text:span></text:span><field:fieldmark-start text:name="__Fieldmark__1149_1771521375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">liquez ici</text:span></text:span><field:fieldmark-end/><text:span text:style-name="T23"><text:tab/></text:span><text:span text:style-name="T22">au :</text:span><text:span text:style-name="T23"><text:tab/></text:span><text:span text:style-name="Placeholder_20_Text"><text:span text:style-name="T6">C</text:span></text:span><field:fieldmark-start text:name="__Fieldmark__1170_1771521375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9.F28" office:value-type="string">
            <text:p text:style-name="P29"/>
          </table:table-cell>
        </table:table-row>
        <table:table-row table:style-name="Table9.29">
          <table:table-cell table:style-name="Table9.A2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Table9.F29" office:value-type="string">
            <text:p text:style-name="P29"/>
          </table:table-cell>
        </table:table-row>
        <table:table-row table:style-name="Table9.30">
          <table:table-cell table:style-name="Table9.A30" table:number-columns-spanned="5" office:value-type="string">
            <text:p text:style-name="P36"><text:span text:style-name="T2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  <table:table-cell table:style-name="Table9.F30" office:value-type="string">
            <text:p text:style-name="P29"/>
          </table:table-cell>
        </table:table-row>
        <table:table-row table:style-name="Table9.6">
          <table:table-cell table:style-name="Table9.A3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p text:style-name="P49"/>
      <text:p text:style-name="P7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78">Activité-type</text:p>
          </table:table-cell>
          <table:table-cell table:style-name="Table10.A1" office:value-type="string">
            <text:p text:style-name="P79"><text:drop-down text:name=""><text:label text:value="2"/><text:label text:current-selected="true" text:value="3"/><text:label text:value="4"/><text:label text:value="5"/>3</text:drop-down></text:p>
          </table:table-cell>
          <table:table-cell table:style-name="Table10.A1" table:number-columns-spanned="4" office:value-type="string">
            <text:p text:style-name="P26"><text:span text:style-name="Placeholder_20_Text"><text:span text:style-name="T18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81"><text:span text:style-name="T15">Exemple n° 1</text:span><text:span text:style-name="T12"> <text:s/></text:span><text:span text:style-name="T7"></text:span></text:p>
          </table:table-cell>
          <table:covered-table-cell/>
          <table:table-cell table:style-name="Table10.C2" table:number-columns-spanned="4" office:value-type="string">
            <text:p text:style-name="P80"><text:span text:style-name="Placeholder_20_Text"><text:span text:style-name="T29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4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6" office:value-type="string">
            <text:p text:style-name="P35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0.F9" office:value-type="string">
            <text:p text:style-name="P29"/>
          </table:table-cell>
        </table:table-row>
        <table:table-row table:style-name="Table10.10">
          <table:table-cell table:style-name="Table10.A10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1">
          <table:table-cell table:style-name="Table10.A11" table:number-columns-spanned="6" office:value-type="string">
            <text:p text:style-name="P35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6" office:value-type="string">
            <text:p text:style-name="P35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1">
          <table:table-cell table:style-name="Table10.A2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0.F21" office:value-type="string">
            <text:p text:style-name="P29"/>
          </table:table-cell>
        </table:table-row>
        <table:table-row table:style-name="Table10.22">
          <table:table-cell table:style-name="Table10.A2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6" office:value-type="string">
            <text:p text:style-name="P35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le10.E24" table:number-columns-spanned="2" office:value-type="string">
            <text:p text:style-name="P35"/>
          </table:table-cell>
          <table:covered-table-cell/>
        </table:table-row>
        <table:table-row table:style-name="Table10.25">
          <table:table-cell table:style-name="Table10.A25" table:number-columns-spanned="4" office:value-type="string">
            <text:p text:style-name="P62"><text:span text:style-name="T14">Nom de l’entreprise, organisme ou association</text:span><text:span text:style-name="T17"> <text:s/></text:span><text:span text:style-name="T7"></text:span></text:p>
          </table:table-cell>
          <table:covered-table-cell/>
          <table:covered-table-cell/>
          <table:covered-table-cell/>
          <table:table-cell table:style-name="Table10.E25" table:number-columns-spanned="2" office:value-type="string">
            <text:p text:style-name="P84"><text:span text:style-name="Placeholder_20_Text"><text:span text:style-name="T6">Cliquez ici pour taper du texte.</text:span></text:span></text:p>
          </table:table-cell>
          <table:covered-table-cell/>
        </table:table-row>
        <table:table-row table:style-name="Table10.26">
          <table:table-cell table:style-name="Table10.A26" table:number-columns-spanned="3" office:value-type="string">
            <text:p text:style-name="P83"><text:span text:style-name="T14">Chantier, atelier, service</text:span><text:span text:style-name="T17"><text:tab/></text:span><text:span text:style-name="T7"></text:span></text:p>
          </table:table-cell>
          <table:covered-table-cell/>
          <table:covered-table-cell/>
          <table:table-cell table:style-name="Table10.D26" table:number-columns-spanned="3" office:value-type="string">
            <text:p text:style-name="P82"><text:span text:style-name="Placeholder_20_Text"><text:span text:style-name="T6">Cliquez ici pour taper du texte.</text:span></text:span></text:p>
          </table:table-cell>
          <table:covered-table-cell/>
          <table:covered-table-cell/>
        </table:table-row>
        <table:table-row table:style-name="Table10.27">
          <table:table-cell table:style-name="Table10.A27" table:number-columns-spanned="6" office:value-type="string">
            <text:p text:style-name="P82"><text:span text:style-name="T22">Période d’exercice</text:span><text:span text:style-name="T23"> <text:s/><text:tab/></text:span><text:span text:style-name="T8"></text:span><text:span text:style-name="T22">Du :<text:tab/></text:span><text:span text:style-name="Placeholder_20_Text"><text:span text:style-name="T6">C</text:span></text:span><field:fieldmark-start text:name="__Fieldmark__1370_1771521375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">liquez ici</text:span></text:span><field:fieldmark-end/><text:span text:style-name="T23"><text:tab/></text:span><text:span text:style-name="T22">au :</text:span><text:span text:style-name="T23"><text:tab/></text:span><text:span text:style-name="Placeholder_20_Text"><text:span text:style-name="T6">C</text:span></text:span><field:fieldmark-start text:name="__Fieldmark__1391_1771521375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0.F28" office:value-type="string">
            <text:p text:style-name="P29"/>
          </table:table-cell>
        </table:table-row>
        <table:table-row table:style-name="Table10.29">
          <table:table-cell table:style-name="Table10.A2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Table10.F29" office:value-type="string">
            <text:p text:style-name="P29"/>
          </table:table-cell>
        </table:table-row>
        <table:table-row table:style-name="Table10.30">
          <table:table-cell table:style-name="Table10.A30" table:number-columns-spanned="5" office:value-type="string">
            <text:p text:style-name="P36"><text:span text:style-name="T2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  <table:table-cell table:style-name="Table10.F30" office:value-type="string">
            <text:p text:style-name="P29"/>
          </table:table-cell>
        </table:table-row>
        <table:table-row table:style-name="Table10.6">
          <table:table-cell table:style-name="Table10.A3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p text:style-name="P49"/>
      <text:p text:style-name="P77"/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27">Titres, diplômes, CQP, attestations de formation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1.3">
          <table:table-cell table:style-name="Table11.A3" table:number-columns-spanned="3" office:value-type="string">
            <text:p text:style-name="P23">(facultatif)</text:p>
            <text:p text:style-name="P19"/>
            <text:p text:style-name="P16"/>
          </table:table-cell>
          <table:covered-table-cell/>
          <table:covered-table-cell/>
        </table:table-row>
        <table:table-row table:style-name="Table11.1">
          <table:table-cell table:style-name="Table11.A4" office:value-type="string">
            <text:p text:style-name="P22">Intitulé</text:p>
          </table:table-cell>
          <table:table-cell table:style-name="Table11.B4" office:value-type="string">
            <text:p text:style-name="P22">Autorité ou organisme</text:p>
          </table:table-cell>
          <table:table-cell table:style-name="Table11.C4" office:value-type="string">
            <text:p text:style-name="P22">Date</text:p>
          </table:table-cell>
        </table:table-row>
        <table:table-row table:style-name="Table11.5">
          <table:table-cell table:style-name="Table11.A5" office:value-type="string">
            <text:p text:style-name="P66"><text:span text:style-name="Placeholder_20_Text"><text:span text:style-name="T34">Cliquez ici.</text:span></text:span></text:p>
          </table:table-cell>
          <table:table-cell table:style-name="Table11.B5" office:value-type="string">
            <text:p text:style-name="P66"><text:span text:style-name="Placeholder_20_Text"><text:span text:style-name="T34">Cliquez ici pour taper du texte.</text:span></text:span></text:p>
          </table:table-cell>
          <table:table-cell table:style-name="Table11.C5" office:value-type="string">
            <text:p text:style-name="P67"><text:span text:style-name="Placeholder_20_Text"><text:span text:style-name="T34">C</text:span></text:span><field:fieldmark-start text:name="__Fieldmark__1484_1771521375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34">liquez ici pour sélectionner une date.</text:span></text:span><field:fieldmark-end/></text:p>
          </table:table-cell>
        </table:table-row>
        <table:table-row table:style-name="Table11.5">
          <table:table-cell table:style-name="Table11.A6" office:value-type="string">
            <text:p text:style-name="P64"/>
          </table:table-cell>
          <table:table-cell table:style-name="Table11.B6" office:value-type="string">
            <text:p text:style-name="P64"/>
          </table:table-cell>
          <table:table-cell table:style-name="Table11.C6" office:value-type="string">
            <text:p text:style-name="P30"/>
          </table:table-cell>
        </table:table-row>
        <table:table-row table:style-name="Table11.5">
          <table:table-cell table:style-name="Table11.A7" office:value-type="string">
            <text:p text:style-name="P64"/>
          </table:table-cell>
          <table:table-cell table:style-name="Table11.B7" office:value-type="string">
            <text:p text:style-name="P64"/>
          </table:table-cell>
          <table:table-cell table:style-name="Table11.C7" office:value-type="string">
            <text:p text:style-name="P30"/>
          </table:table-cell>
        </table:table-row>
        <table:table-row table:style-name="Table11.5">
          <table:table-cell table:style-name="Table11.A8" office:value-type="string">
            <text:p text:style-name="P64"/>
          </table:table-cell>
          <table:table-cell table:style-name="Table11.B8" office:value-type="string">
            <text:p text:style-name="P64"/>
          </table:table-cell>
          <table:table-cell table:style-name="Table11.C8" office:value-type="string">
            <text:p text:style-name="P30"/>
          </table:table-cell>
        </table:table-row>
        <table:table-row table:style-name="Table11.5">
          <table:table-cell table:style-name="Table11.A9" office:value-type="string">
            <text:p text:style-name="P64"/>
          </table:table-cell>
          <table:table-cell table:style-name="Table11.B9" office:value-type="string">
            <text:p text:style-name="P64"/>
          </table:table-cell>
          <table:table-cell table:style-name="Table11.C9" office:value-type="string">
            <text:p text:style-name="P30"/>
          </table:table-cell>
        </table:table-row>
        <table:table-row table:style-name="Table11.5">
          <table:table-cell table:style-name="Table11.A10" office:value-type="string">
            <text:p text:style-name="P64"/>
          </table:table-cell>
          <table:table-cell table:style-name="Table11.B10" office:value-type="string">
            <text:p text:style-name="P64"/>
          </table:table-cell>
          <table:table-cell table:style-name="Table11.C10" office:value-type="string">
            <text:p text:style-name="P30"/>
          </table:table-cell>
        </table:table-row>
        <table:table-row table:style-name="Table11.5">
          <table:table-cell table:style-name="Table11.A11" office:value-type="string">
            <text:p text:style-name="P64"/>
          </table:table-cell>
          <table:table-cell table:style-name="Table11.B11" office:value-type="string">
            <text:p text:style-name="P64"/>
          </table:table-cell>
          <table:table-cell table:style-name="Table11.C11" office:value-type="string">
            <text:p text:style-name="P30"/>
          </table:table-cell>
        </table:table-row>
        <table:table-row table:style-name="Table11.5">
          <table:table-cell table:style-name="Table11.A12" office:value-type="string">
            <text:p text:style-name="P64"/>
          </table:table-cell>
          <table:table-cell table:style-name="Table11.B12" office:value-type="string">
            <text:p text:style-name="P64"/>
          </table:table-cell>
          <table:table-cell table:style-name="Table11.C12" office:value-type="string">
            <text:p text:style-name="P30"/>
          </table:table-cell>
        </table:table-row>
        <table:table-row table:style-name="Table11.5">
          <table:table-cell table:style-name="Table11.A13" office:value-type="string">
            <text:p text:style-name="P64"/>
          </table:table-cell>
          <table:table-cell table:style-name="Table11.B13" office:value-type="string">
            <text:p text:style-name="P64"/>
          </table:table-cell>
          <table:table-cell table:style-name="Table11.C13" office:value-type="string">
            <text:p text:style-name="P30"/>
          </table:table-cell>
        </table:table-row>
        <table:table-row table:style-name="Table11.5">
          <table:table-cell table:style-name="Table11.A14" office:value-type="string">
            <text:p text:style-name="P64"/>
          </table:table-cell>
          <table:table-cell table:style-name="Table11.B14" office:value-type="string">
            <text:p text:style-name="P64"/>
          </table:table-cell>
          <table:table-cell table:style-name="Table11.C14" office:value-type="string">
            <text:p text:style-name="P30"/>
          </table:table-cell>
        </table:table-row>
      </table:table>
      <text:p text:style-name="P6"/>
      <text:p text:style-name="P24"/>
      <text:p text:style-name="P3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7">Déclaration sur l’honneur</text:p>
          </table:table-cell>
        </table:table-row>
        <table:table-row table:style-name="Table12.2">
          <table:table-cell table:style-name="Table12.A2" office:value-type="string">
            <text:p text:style-name="P28"/>
          </table:table-cell>
        </table:table-row>
        <table:table-row table:style-name="Table12.3">
          <table:table-cell table:style-name="Table12.A3" office:value-type="string">
            <text:p text:style-name="P10"/>
          </table:table-cell>
        </table:table-row>
      </table:table>
      <text:p text:style-name="P7"/>
      <text:p text:style-name="P25"/>
      <text:p text:style-name="P25"/>
      <text:p text:style-name="P25"><draw:custom-shape text:anchor-type="paragraph" draw:z-index="1" draw:name="Zone de texte 2" draw:style-name="gr2" draw:text-style-name="P134" svg:width="100.53mm" svg:height="10.8mm" svg:x="55.86mm" svg:y="3.42mm"><text:p text:style-name="Frame_20_contents"><text:span text:style-name="Placeholder_20_Text"><text:span text:style-name="T13">Cliquez ici pour taper du texte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<text:span text:style-name="T11">Je soussigné(e) [prénom et nom] </text:span><text:span text:style-name="T33"><text:tab/></text:span><text:span text:style-name="T11">,</text:span></text:p>
      <text:p text:style-name="P102">déclare sur l’honneur que les renseignements fournis dans ce dossier sont exacts et que je suis l’auteur(e) des réalisations jointes.</text:p>
      <text:p text:style-name="P47"/>
      <text:p text:style-name="P47"><draw:custom-shape text:anchor-type="paragraph" draw:z-index="2" draw:name="Zone de texte 2" draw:style-name="gr1" draw:text-style-name="P134" svg:width="82.28mm" svg:height="11.56mm" svg:x="10.14mm" svg:y="9.17mm"><text:p text:style-name="Frame_20_contents"><text:span text:style-name="T13">Cliquez ici pour taper du text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2" draw:style-name="gr3" draw:text-style-name="P134" svg:width="60.81mm" svg:height="13.75mm" svg:x="97.98mm" svg:y="8.54mm"><text:p text:style-name="Frame_20_contents"><field:fieldmark-start text:name="__Fieldmark__1638_1771521375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3">Cliquez ici pour choisir une date</text:span></text:span><field:fieldmark-end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0"><text:span text:style-name="T11">Fait à </text:span><text:span text:style-name="T33"><text:tab/> </text:span><text:span text:style-name="T11">le</text:span><text:span text:style-name="T33"> <text:tab/></text:span></text:p>
      <text:p text:style-name="P110">pour faire valoir ce que de droit.</text:p>
      <text:p text:style-name="P47"/>
      <text:p text:style-name="P47">Signature :</text:p>
      <text:p text:style-name="P25"/>
      <text:p text:style-name="P46"/>
      <text:p text:style-name="P3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7">Documents illustrant la pratique professionnelle</text:p>
          </table:table-cell>
        </table:table-row>
        <table:table-row table:style-name="Table13.2">
          <table:table-cell table:style-name="Table13.A2" office:value-type="string">
            <text:p text:style-name="P28"/>
          </table:table-cell>
        </table:table-row>
        <table:table-row table:style-name="Table13.3">
          <table:table-cell table:style-name="Table13.A3" office:value-type="string">
            <text:p text:style-name="P23">(facultatif)</text:p>
            <text:p text:style-name="P19"/>
            <text:p text:style-name="P19"/>
          </table:table-cell>
        </table:table-row>
        <table:table-row table:style-name="Table13.1">
          <table:table-cell table:style-name="Table13.A4" office:value-type="string">
            <text:p text:style-name="P21">Intitulé</text:p>
          </table:table-cell>
        </table:table-row>
        <table:table-row table:style-name="Table13.5">
          <table:table-cell table:style-name="Table13.A5" office:value-type="string">
            <text:p text:style-name="P66"><text:span text:style-name="Placeholder_20_Text"><text:span text:style-name="T34">Cliquez ici pour taper du texte.</text:span></text:span></text:p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5" office:value-type="string">
            <text:p text:style-name="P64"/>
          </table:table-cell>
        </table:table-row>
        <table:table-row table:style-name="Table13.5">
          <table:table-cell table:style-name="Table13.A14" office:value-type="string">
            <text:p text:style-name="P64"/>
          </table:table-cell>
        </table:table-row>
      </table:table>
      <text:p text:style-name="P6"/>
      <text:p text:style-name="P48"/>
      <text:p text:style-name="P4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2">Annexes</text:p>
          </table:table-cell>
        </table:table-row>
        <table:table-row table:style-name="Table16.2">
          <table:table-cell table:style-name="Table16.A2" office:value-type="string">
            <text:p text:style-name="P28"/>
          </table:table-cell>
        </table:table-row>
        <table:table-row table:style-name="Table16.3">
          <table:table-cell table:style-name="Table16.A3" office:value-type="string">
            <text:p text:style-name="P23">(Si le RC le prévoit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Atkinson Hyperlegible" svg:font-family="'Atkinson Hyperlegible'"/>
    <style:font-face style:name="Calibri" svg:font-family="Calibri"/>
    <style:font-face style:name="Courier New" svg:font-family="'Courier New'"/>
    <style:font-face style:name="Tahoma" svg:font-family="Tahoma"/>
    <style:font-face style:name="Wingdings 3" svg:font-family="'Wingdings 3'"/>
    <style:font-face style:name="Calibri1" svg:font-family="Calibri" style:font-family-generic="swiss"/>
    <style:font-face style:name="FreeSans" svg:font-family="FreeSans" style:font-family-generic="swiss"/>
    <style:font-face style:name="MS Gothic" svg:font-family="'MS Gothic'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tkinson Hyperlegible" fo:font-family="'Atkinson Hyperlegible'" fo:font-size="14pt" style:font-name-asian="Work Sans" style:font-family-asian="'Work Sans'" style:font-family-generic-asian="swiss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tkinson Hyperlegible" fo:font-family="'Atkinson Hyperlegible'" style:font-name-asian="Work Sans" style:font-family-asian="'Work Sans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tkinson Hyperlegible" fo:font-family="'Atkinson Hyperlegible'" fo:font-size="12pt" fo:font-style="italic" style:font-name-asian="Work Sans" style:font-family-asian="'Work Sans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tkinson Hyperlegible" fo:font-family="'Atkinson Hyperlegible'" style:font-name-asian="Work Sans" style:font-family-asian="'Work Sans'" style:font-family-generic-asian="swiss" style:font-size-asian="12pt" style:font-name-complex="FreeSans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mm" fo:margin-bottom="0mm" style:contextual-spacing="false" fo:line-height="100%"/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true" fo:text-indent="0m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text-underline-style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wiss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d60093" loext:opacity="100%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d60093" loext:opacity="100%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2a6099" loext:opacity="100%" fo:font-size="6pt" style:font-size-asian="6pt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8dbcf7" loext:opacity="100%" fo:font-style="normal" fo:font-weight="bold" style:font-style-asian="normal" style:font-weight-asian="bold"/>
    </style:style>
    <style:style style:name="Bullet_20_Symbols" style:display-name="Bullet Symbols" style:family="text">
      <style:text-properties fo:color="#8dbcf7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8" text:bullet-char="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Wingdings 3'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2" text:bullet-char="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Wingdings 3'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Open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8" style:family="table">
      <style:table-properties style:width="171.94mm" fo:margin-left="-6.91mm" fo:margin-top="0mm" fo:margin-bottom="0mm" table:align="left" style:writing-mode="lr-tb"/>
    </style:style>
    <style:style style:name="Table18.A" style:family="table-column">
      <style:table-column-properties style:column-width="35.63mm"/>
    </style:style>
    <style:style style:name="Table18.B" style:family="table-column">
      <style:table-column-properties style:column-width="52.07mm"/>
    </style:style>
    <style:style style:name="Table18.C" style:family="table-column">
      <style:table-column-properties style:column-width="42.05mm"/>
    </style:style>
    <style:style style:name="Table18.D" style:family="table-column">
      <style:table-column-properties style:column-width="42.19mm"/>
    </style:style>
    <style:style style:name="Table18.1" style:family="table-row">
      <style:table-row-properties style:min-row-height="4.99mm" fo:keep-together="auto"/>
    </style:style>
    <style:style style:name="Table18.A1" style:family="table-cell">
      <style:table-cell-properties fo:padding-left="1.91mm" fo:padding-right="1.91mm" fo:padding-top="0mm" fo:padding-bottom="0mm" fo:border="none" style:writing-mode="lr-tb"/>
    </style:style>
    <style:style style:name="Table18.B1" style:family="table-cell">
      <style:table-cell-properties fo:background-color="#e4e8f1" fo:padding-left="1.91mm" fo:padding-right="1.91mm" fo:padding-top="0.97mm" fo:padding-bottom="0.97mm" fo:border="none" style:writing-mode="lr-tb">
        <style:background-image/>
      </style:table-cell-properties>
    </style:style>
    <style:style style:name="Table18.2" style:family="table-row">
      <style:table-row-properties style:min-row-height="10.71mm" fo:keep-together="auto"/>
    </style:style>
    <style:style style:name="Table18.B2" style:family="table-cell">
      <style:table-cell-properties style:vertical-align="middle" fo:padding-left="1.91mm" fo:padding-right="1.91mm" fo:padding-top="0.97mm" fo:padding-bottom="0.97mm" fo:border-left="none" fo:border-right="none" fo:border-top="none" fo:border-bottom="1pt solid #8dbcf7" style:writing-mode="lr-tb"/>
    </style:style>
    <style:style style:name="Table18.3" style:family="table-row">
      <style:table-row-properties style:min-row-height="1.01mm" fo:keep-together="auto"/>
    </style:style>
    <style:style style:name="Table18.B3" style:family="table-cell">
      <style:table-cell-properties fo:padding-left="1.91mm" fo:padding-right="1.91mm" fo:padding-top="0.97mm" fo:padding-bottom="0.97mm" fo:border="none" style:writing-mode="lr-tb"/>
    </style:style>
    <style:style style:name="Table18.4" style:family="table-row">
      <style:table-row-properties style:min-row-height="11.99mm" fo:keep-together="auto"/>
    </style:style>
    <style:style style:name="Table18.D4" style:family="table-cell">
      <style:table-cell-properties style:vertical-align="bottom" fo:background-color="#e4e8f1" fo:padding-left="1.91mm" fo:padding-right="1.91mm" fo:padding-top="0.97mm" fo:padding-bottom="0.97mm" fo:border="none" style:writing-mode="lr-tb">
        <style:background-image/>
      </style:table-cell-properties>
    </style:style>
    <style:style style:name="Table3" style:family="table">
      <style:table-properties style:width="182.54mm" fo:margin-left="-7.51mm" fo:margin-top="0mm" fo:margin-bottom="0mm" table:align="left" style:writing-mode="lr-tb"/>
    </style:style>
    <style:style style:name="Table3.A" style:family="table-column">
      <style:table-column-properties style:column-width="55.26mm"/>
    </style:style>
    <style:style style:name="Table3.B" style:family="table-column">
      <style:table-column-properties style:column-width="44.79mm"/>
    </style:style>
    <style:style style:name="Table3.C" style:family="table-column">
      <style:table-column-properties style:column-width="82.5mm"/>
    </style:style>
    <style:style style:name="Table3.1" style:family="table-row">
      <style:table-row-properties style:min-row-height="2.12mm" fo:keep-together="auto"/>
    </style:style>
    <style:style style:name="Table3.A1" style:family="table-cell">
      <style:table-cell-properties fo:background-color="#f7f7f7" fo:padding-left="1.91mm" fo:padding-right="1.91mm" fo:padding-top="0mm" fo:padding-bottom="0mm" fo:border-left="none" fo:border-right="none" fo:border-top="none" fo:border-bottom="0.5pt solid #bfbfbf" style:writing-mode="lr-tb">
        <style:background-image/>
      </style:table-cell-properties>
    </style:style>
    <style:style style:name="Table3.2" style:family="table-row">
      <style:table-row-properties style:min-row-height="11.34mm" fo:keep-together="auto"/>
    </style:style>
    <style:style style:name="Table3.A2" style:family="table-cell">
      <style:table-cell-properties style:vertical-align="middle" fo:padding-left="1.91mm" fo:padding-right="1.91mm" fo:padding-top="0mm" fo:padding-bottom="0mm" fo:border-left="none" fo:border-right="none" fo:border-top="0.5pt solid #bfbfbf" fo:border-bottom="2.25pt solid #bfbfbf" style:writing-mode="lr-tb"/>
    </style:style>
    <style:style style:name="Table3.3" style:family="table-row">
      <style:table-row-properties style:min-row-height="1.06mm" fo:keep-together="auto"/>
    </style:style>
    <style:style style:name="Table3.A3" style:family="table-cell">
      <style:table-cell-properties fo:padding-left="1.91mm" fo:padding-right="1.91mm" fo:padding-top="0mm" fo:padding-bottom="0mm" fo:border-left="none" fo:border-right="none" fo:border-top="2.25pt solid #bfbfbf" fo:border-bottom="none" style:writing-mode="lr-tb"/>
    </style:style>
    <style:style style:name="Table4" style:family="table">
      <style:table-properties style:width="182.54mm" fo:margin-left="-7.51mm" fo:margin-top="0mm" fo:margin-bottom="0mm" table:align="left" style:writing-mode="lr-tb"/>
    </style:style>
    <style:style style:name="Table4.A" style:family="table-column">
      <style:table-column-properties style:column-width="55.28mm"/>
    </style:style>
    <style:style style:name="Table4.B" style:family="table-column">
      <style:table-column-properties style:column-width="44.79mm"/>
    </style:style>
    <style:style style:name="Table4.C" style:family="table-column">
      <style:table-column-properties style:column-width="82.48mm"/>
    </style:style>
    <style:style style:name="Table4.1" style:family="table-row">
      <style:table-row-properties style:min-row-height="1.06mm" fo:keep-together="auto"/>
    </style:style>
    <style:style style:name="Table4.A1" style:family="table-cell">
      <style:table-cell-properties fo:background-color="transparent" fo:padding-left="1.91mm" fo:padding-right="1.91mm" fo:padding-top="0mm" fo:padding-bottom="0mm" fo:border-left="none" fo:border-right="none" fo:border-top="none" fo:border-bottom="2.25pt solid #d60093" style:writing-mode="lr-tb">
        <style:background-image/>
      </style:table-cell-properties>
    </style:style>
    <style:style style:name="Table5" style:family="table">
      <style:table-properties style:width="182.54mm" fo:margin-left="-7.51mm" fo:margin-top="0mm" fo:margin-bottom="0mm" table:align="left" style:writing-mode="lr-tb"/>
    </style:style>
    <style:style style:name="Table5.A" style:family="table-column">
      <style:table-column-properties style:column-width="182.54mm"/>
    </style:style>
    <style:style style:name="Table5.1" style:family="table-row">
      <style:table-row-properties style:min-row-height="2.12mm" fo:keep-together="auto"/>
    </style:style>
    <style:style style:name="Table5.A1" style:family="table-cell">
      <style:table-cell-properties fo:background-color="#e4e8f1" fo:padding-left="1.91mm" fo:padding-right="1.91mm" fo:padding-top="0.97mm" fo:padding-bottom="0.97mm" fo:border="none" style:writing-mode="lr-tb">
        <style:background-image/>
      </style:table-cell-properties>
    </style:style>
    <style:style style:name="Table5.2" style:family="table-row">
      <style:table-row-properties style:min-row-height="11.34mm" fo:keep-together="auto"/>
    </style:style>
    <style:style style:name="Table5.A2" style:family="table-cell">
      <style:table-cell-properties style:vertical-align="middle" fo:padding="0.97mm" fo:border-left="none" fo:border-right="none" fo:border-top="none" fo:border-bottom="1pt solid #8dbcf7" style:writing-mode="lr-tb"/>
    </style:style>
    <style:style style:name="MP1" style:family="paragraph" style:parent-style-name="Standard">
      <style:paragraph-properties fo:margin-top="0mm" fo:margin-bottom="0m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text-align="start" style:justify-single-word="false"/>
      <style:text-properties fo:color="#2a6099" loext:opacity="100%" style:font-name="Atkinson Hyperlegible1" fo:font-size="8pt" style:font-size-asian="8pt" style:font-size-complex="8pt"/>
    </style:style>
    <style:style style:name="MP3" style:family="paragraph" style:parent-style-name="Standard">
      <style:paragraph-properties fo:margin-top="0mm" fo:margin-bottom="0mm" style:contextual-spacing="false" fo:text-align="start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4" style:family="paragraph" style:parent-style-name="Header">
      <style:text-properties fo:font-size="8pt" style:font-size-asian="8pt"/>
    </style:style>
    <style:style style:name="MP5" style:family="paragraph" style:parent-style-name="Standard">
      <style:paragraph-properties fo:margin-top="0mm" fo:margin-bottom="0m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7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fo:font-variant="small-caps" fo:color="#0d3a5b" loext:opacity="100%" style:font-name="Atkinson Hyperlegible1" fo:font-size="32pt" fo:language="fr" fo:country="FR" fo:font-weight="bold" style:letter-kerning="false" style:font-name-asian="Calibri1" style:font-size-asian="32pt" style:language-asian="en" style:country-asian="US" style:font-weight-asian="bold" style:font-name-complex="Calibri2" style:font-size-complex="32pt" style:language-complex="ar" style:country-complex="SA"/>
    </style:style>
    <style:style style:name="MP8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2" style:font-size-complex="24pt" style:language-complex="ar" style:country-complex="SA"/>
    </style:style>
    <style:style style:name="MP9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style:font-name="Calibri" fo:language="fr" fo:country="FR" style:letter-kerning="false" style:font-name-asian="Calibri1" style:language-asian="en" style:country-asian="US" style:font-name-complex="Calibri2" style:language-complex="ar" style:country-complex="SA"/>
    </style:style>
    <style:style style:name="MP10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font-variant="small-caps" style:font-name="Calibri" fo:language="fr" fo:country="FR" fo:font-weight="normal" style:letter-kerning="false" style:font-name-asian="Calibri1" style:language-asian="en" style:country-asian="US" style:font-weight-asian="normal" style:font-name-complex="Calibri2" style:language-complex="ar" style:country-complex="SA" style:font-weight-complex="normal"/>
    </style:style>
    <style:style style:name="MT1" style:family="text">
      <style:text-properties officeooo:rsid="0015fe08"/>
    </style:style>
    <style:style style:name="MT2" style:family="text">
      <style:text-properties fo:color="#595959" loext:opacity="100%" fo:font-size="24pt" fo:font-weight="bold" style:font-size-asian="24pt" style:font-weight-asian="bold" style:font-size-complex="24pt"/>
    </style:style>
    <style:style style:name="MT3" style:family="text">
      <style:text-properties fo:color="#595959" loext:opacity="100%" fo:font-size="24pt" style:font-size-asian="24pt" style:font-size-complex="24pt"/>
    </style:style>
    <style:style style:name="MT4" style:family="text">
      <style:text-properties fo:color="#595959" loext:opacity="100%" style:text-position="21% 100%" fo:font-size="14pt" style:font-size-asian="14pt" style:font-size-complex="14pt"/>
    </style:style>
    <style:style style:name="M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0mm" fo:margin-bottom="9mm" fo:margin-left="25.01mm" fo:margin-right="25.01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5.01mm" fo:margin-left="0mm" fo:margin-right="0mm" fo:margin-bottom="14.01mm" style:dynamic-spacing="true"/>
      </style:header-style>
      <style:footer-style>
        <style:header-footer-properties fo:min-height="16.02mm" fo:margin-left="0mm" fo:margin-right="0mm" fo:margin-top="15.01mm" fo:background-color="transparent" style:dynamic-spacing="true" draw:fill="none" draw:fill-color="#729fcf"/>
      </style:footer-style>
    </style:page-layout>
    <style:page-layout style:name="Mpm2" style:page-usage="mirrored">
      <style:page-layout-properties fo:page-width="210.01mm" fo:page-height="297mm" style:num-format="1" style:print-orientation="portrait" fo:margin-top="13mm" fo:margin-bottom="9mm" fo:margin-left="20mm" fo:margin-right="2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01mm" fo:margin-left="0mm" fo:margin-right="0mm" fo:margin-bottom="11.01m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row table:style-name="Table18.1">
            <table:table-cell table:style-name="Table18.A1" table:number-rows-spanned="4" office:value-type="string">
              <text:p text:style-name="MP5"><draw:frame draw:style-name="Mfr1" draw:name="Image2" text:anchor-type="as-char" svg:width="31.86mm" svg:height="35.72mm" draw:z-index="6"><draw:image xlink:href="Pictures/1000000000000287000002D72F436AB794D057D0.jpg" xlink:type="simple" xlink:show="embed" xlink:actuate="onLoad" draw:mime-type="image/jpeg"/><svg:desc>charge_de_emploi_CMJN</svg:desc></draw:frame></text:p>
            </table:table-cell>
            <table:table-cell table:style-name="Table18.B1" office:value-type="string">
              <text:p text:style-name="MP6"/>
            </table:table-cell>
            <table:table-cell table:style-name="Table18.B1" office:value-type="string">
              <text:p text:style-name="MP6"/>
            </table:table-cell>
            <table:table-cell table:style-name="Table18.B1" office:value-type="string">
              <text:p text:style-name="MP6"/>
            </table:table-cell>
          </table:table-row>
          <table:table-row table:style-name="Table18.2">
            <table:covered-table-cell/>
            <table:table-cell table:style-name="Table18.B2" table:number-columns-spanned="3" office:value-type="string">
              <text:p text:style-name="MP7">Dossier Professionnel</text:p>
            </table:table-cell>
            <table:covered-table-cell/>
            <table:covered-table-cell/>
          </table:table-row>
          <table:table-row table:style-name="Table18.3">
            <table:covered-table-cell/>
            <table:table-cell table:style-name="Table18.B3" table:number-columns-spanned="3" office:value-type="string">
              <text:p text:style-name="MP6"/>
            </table:table-cell>
            <table:covered-table-cell/>
            <table:covered-table-cell/>
          </table:table-row>
          <table:table-row table:style-name="Table18.4">
            <table:covered-table-cell/>
            <table:table-cell table:style-name="Table18.B1" office:value-type="string">
              <text:p text:style-name="MP6"/>
            </table:table-cell>
            <table:table-cell table:style-name="Table18.B1" office:value-type="string">
              <text:p text:style-name="MP6"/>
            </table:table-cell>
            <table:table-cell table:style-name="Table18.D4" office:value-type="string">
              <text:p text:style-name="MP8"></text:p>
            </table:table-cell>
          </table:table-row>
        </table:table>
        <text:p text:style-name="Header"/>
      </style:header>
      <style:header-lef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6"/>
            </table:table-cell>
          </table:table-row>
          <table:table-row table:style-name="Table3.2">
            <table:table-cell table:style-name="Table3.A2" table:number-columns-spanned="3" office:value-type="string">
              <text:p text:style-name="MP9"><text:span text:style-name="MT2">Dossier Professionnel</text:span><text:span text:style-name="MT3"> </text:span><text:span text:style-name="MT4">(DP)</text:span></text:p>
            </table:table-cell>
            <table:covered-table-cell/>
            <table:covered-table-cell/>
          </table:table-row>
          <table:table-row table:style-name="Table3.3">
            <table:table-cell table:style-name="Table3.A3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Header"/>
      </style:header-left>
      <style:footer>
        <text:p text:style-name="MP2">DOSSIER PROFESSIONNEL-Version Traitement de texte – Version du 07/06/2021<text:tab/><text:span text:style-name="MT1">Page </text:span><text:span text:style-name="MT1"><text:page-number text:select-page="current">1</text:page-number></text:span></text:p>
      </style:footer>
    </style:master-page>
    <style:master-page style:name="DPHead" style:page-layout-name="Mpm2">
      <style:header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MP6"/>
            </table:table-cell>
          </table:table-row>
          <table:table-row table:style-name="Table5.2">
            <table:table-cell table:style-name="Table5.A2" office:value-type="string">
              <text:p text:style-name="MP10"><text:span text:style-name="MT3">Dossier Professionnel</text:span></text:p>
            </table:table-cell>
          </table:table-row>
        </table:table>
        <text:p text:style-name="MP3"/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onquet Miguel</meta:initial-creator>
    <meta:editing-cycles>7</meta:editing-cycles>
    <meta:print-date>2017-02-22T11:00:00</meta:print-date>
    <meta:creation-date>2017-09-11T08:41:00</meta:creation-date>
    <dc:date>2021-06-07T13:31:51.424779892</dc:date>
    <meta:editing-duration>PT31M59S</meta:editing-duration>
    <meta:generator>LibreOffice/7.1.3.2$Linux_X86_64 LibreOffice_project/12a8e3cbd24a3757385a302d290655d4f3c7ebf1</meta:generator>
    <meta:document-statistic meta:table-count="15" meta:image-count="1" meta:object-count="0" meta:page-count="11" meta:paragraph-count="153" meta:word-count="878" meta:character-count="5188" meta:non-whitespace-character-count="4478"/>
    <meta:user-defined meta:name="AppVersion">14.0000</meta:user-defined>
    <meta:user-defined meta:name="Company">AFPA</meta:user-defined>
    <meta:template xlink:type="simple" xlink:actuate="onRequest" xlink:title="Normal" xlink:href=""/>
  </office:meta>
</office:document-meta>
</file>